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4917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ro5" style:family="table-row">
      <style:table-row-properties style:row-height="0.8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„Rich Rosé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float" office:value="9327" calcext:value-type="float">
            <text:p>93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v9sjaxvat9vmfkba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ch Rosé Champagne</text:p>
          </table:table-cell>
          <table:table-cell office:value-type="string" calcext:value-type="string">
            <text:p>Veuve Clicquot</text:p>
          </table:table-cell>
          <table:table-cell office:value-type="float" office:value="52.56923" calcext:value-type="float">
            <text:p>52.56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nghe Nebbiolo „Occhetti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70" calcext:value-type="float">
            <text:p>1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j0g8j5en4mpbgm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cchetti Langhe Nebbiolo</text:p>
          </table:table-cell>
          <table:table-cell office:value-type="string" calcext:value-type="string">
            <text:p>Prunotto</text:p>
          </table:table-cell>
          <table:table-cell office:value-type="float" office:value="49.63739" calcext:value-type="float">
            <text:p>49.63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15069" calcext:value-type="float">
            <text:p>150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5400" calcext:value-type="float">
            <text:p>25400</text:p>
          </table:table-cell>
          <table:table-cell office:value-type="float" office:value="15890" calcext:value-type="float">
            <text:p>15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900" calcext:value-type="float">
            <text:p>20900</text:p>
          </table:table-cell>
          <table:table-cell office:value-type="float" office:value="11800" calcext:value-type="float">
            <text:p>11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4530" calcext:value-type="float">
            <text:p>45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300" calcext:value-type="float">
            <text:p>10300</text:p>
          </table:table-cell>
          <table:table-cell office:value-type="float" office:value="3695" calcext:value-type="float">
            <text:p>36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alpolicella „Classico“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015" calcext:value-type="float">
            <text:p>1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wnhdtefay6g5p7rk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47.338146" calcext:value-type="float">
            <text:p>47.3381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 office:value-type="float" office:value="39.188496" calcext:value-type="float">
            <text:p>39.1884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20" calcext:value-type="float">
            <text:p>2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151825" calcext:value-type="float">
            <text:p>42.1518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4504" calcext:value-type="float">
            <text:p>40.944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4504" calcext:value-type="float">
            <text:p>40.944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Nussleiten“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</text:p>
          </table:table-cell>
          <table:table-cell office:value-type="string" calcext:value-type="string">
            <text:p>Castel Sallegg</text:p>
          </table:table-cell>
          <table:table-cell office:value-type="float" office:value="56.542004" calcext:value-type="float">
            <text:p>56.542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Nussbaum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8.421623" calcext:value-type="float">
            <text:p>38.4216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Staffes“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20752" calcext:value-type="float">
            <text:p>42.5207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Staffes“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20752" calcext:value-type="float">
            <text:p>42.5207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„Fihl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260" calcext:value-type="float">
            <text:p>1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52.762897" calcext:value-type="float">
            <text:p>52.762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"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2000" calcext:value-type="float">
            <text:p>22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„Bric Turot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700" calcext:value-type="float">
            <text:p>9700</text:p>
          </table:table-cell>
          <table:table-cell office:value-type="float" office:value="3920" calcext:value-type="float">
            <text:p>3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3.977127" calcext:value-type="float">
            <text:p>53.977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Rotes Bergwerk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50.83338" calcext:value-type="float">
            <text:p>50.83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„Bric Turot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700" calcext:value-type="float">
            <text:p>9700</text:p>
          </table:table-cell>
          <table:table-cell office:value-type="float" office:value="3920" calcext:value-type="float">
            <text:p>3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3.977127" calcext:value-type="float">
            <text:p>53.977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ätburgunder GG „Bienenberg“</text:p>
          </table:table-cell>
          <table:table-cell office:value-type="string" calcext:value-type="string">
            <text:p>Bernh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6400" calcext:value-type="float">
            <text:p>16400</text:p>
          </table:table-cell>
          <table:table-cell office:value-type="float" office:value="7415" calcext:value-type="float">
            <text:p>74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rag9xfsqhsxe9thdw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ienenberg Spätburgunder GG</text:p>
          </table:table-cell>
          <table:table-cell office:value-type="string" calcext:value-type="string">
            <text:p>Bernhard Huber</text:p>
          </table:table-cell>
          <table:table-cell office:value-type="float" office:value="50.018578" calcext:value-type="float">
            <text:p>50.018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4930" calcext:value-type="float">
            <text:p>4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42216" calcext:value-type="float">
            <text:p>54.422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Es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234" calcext:value-type="float">
            <text:p>50.46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groamaro „Jo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700" calcext:value-type="float">
            <text:p>11700</text:p>
          </table:table-cell>
          <table:table-cell office:value-type="float" office:value="5100" calcext:value-type="float">
            <text:p>5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2.229187" calcext:value-type="float">
            <text:p>52.229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Se”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mr9qk7xvyawnvh1kmnz7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é</text:p>
          </table:table-cell>
          <table:table-cell office:value-type="string" calcext:value-type="string">
            <text:p>Gianfranco Fino</text:p>
          </table:table-cell>
          <table:table-cell office:value-type="float" office:value="50.523438" calcext:value-type="float">
            <text:p>50.5234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Diciotto“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434" calcext:value-type="float">
            <text:p>3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by60mzr381r074x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ciotto Primitivo</text:p>
          </table:table-cell>
          <table:table-cell office:value-type="string" calcext:value-type="string">
            <text:p>Schola Sarmenti</text:p>
          </table:table-cell>
          <table:table-cell office:value-type="float" office:value="60.176163" calcext:value-type="float">
            <text:p>60.176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Diciotto“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434" calcext:value-type="float">
            <text:p>3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by60mzr381r074xm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ciotto Primitivo</text:p>
          </table:table-cell>
          <table:table-cell office:value-type="string" calcext:value-type="string">
            <text:p>Schola Sarmenti</text:p>
          </table:table-cell>
          <table:table-cell office:value-type="float" office:value="60.176163" calcext:value-type="float">
            <text:p>60.176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3.199917" calcext:value-type="float">
            <text:p>53.19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3.199917" calcext:value-type="float">
            <text:p>53.199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ydcf5j21111ckjg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0.8339" calcext:value-type="float">
            <text:p>50.83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„Berardenga“</text:p>
          </table:table-cell>
          <table:table-cell office:value-type="string" calcext:value-type="string">
            <text:p>Fè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fkk8tgvb4ry5pc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erardenga</text:p>
          </table:table-cell>
          <table:table-cell office:value-type="string" calcext:value-type="string">
            <text:p>Fèlsina</text:p>
          </table:table-cell>
          <table:table-cell office:value-type="float" office:value="50.044968" calcext:value-type="float">
            <text:p>50.0449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„Bussia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900" calcext:value-type="float">
            <text:p>14900</text:p>
          </table:table-cell>
          <table:table-cell office:value-type="float" office:value="6370" calcext:value-type="float">
            <text:p>6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997047" calcext:value-type="float">
            <text:p>42.997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„Bussia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900" calcext:value-type="float">
            <text:p>14900</text:p>
          </table:table-cell>
          <table:table-cell office:value-type="float" office:value="6370" calcext:value-type="float">
            <text:p>6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997047" calcext:value-type="float">
            <text:p>42.997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„Margheria“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700" calcext:value-type="float">
            <text:p>12700</text:p>
          </table:table-cell>
          <table:table-cell office:value-type="float" office:value="5065" calcext:value-type="float">
            <text:p>50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803146" calcext:value-type="float">
            <text:p>47.8031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„Margheria“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700" calcext:value-type="float">
            <text:p>12700</text:p>
          </table:table-cell>
          <table:table-cell office:value-type="float" office:value="5065" calcext:value-type="float">
            <text:p>50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803146" calcext:value-type="float">
            <text:p>47.8031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Perflabilis“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5510" calcext:value-type="float">
            <text:p>5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hof</text:p>
          </table:table-cell>
          <table:table-cell office:value-type="float" office:value="53.82949" calcext:value-type="float">
            <text:p>53.829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Rotes Bergwerk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tvpddgtfj7yt928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Rotes Bergwerk</text:p>
          </table:table-cell>
          <table:table-cell office:value-type="string" calcext:value-type="string">
            <text:p>Kiemberger</text:p>
          </table:table-cell>
          <table:table-cell office:value-type="float" office:value="50.83338" calcext:value-type="float">
            <text:p>50.83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4260" calcext:value-type="float">
            <text:p>4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Voglar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" calcext:value-type="float">
            <text:p>4700</text:p>
          </table:table-cell>
          <table:table-cell office:value-type="float" office:value="1645" calcext:value-type="float">
            <text:p>16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51.027824" calcext:value-type="float">
            <text:p>51.027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Pfaffenegg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cahm6pkz3np9aca4q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faffenegg Sauvignon</text:p>
          </table:table-cell>
          <table:table-cell office:value-type="string" calcext:value-type="string">
            <text:p>Josmoar</text:p>
          </table:table-cell>
          <table:table-cell office:value-type="float" office:value="45.101025" calcext:value-type="float">
            <text:p>45.101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„Kreuzweg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100" calcext:value-type="float">
            <text:p>18100</text:p>
          </table:table-cell>
          <table:table-cell office:value-type="float" office:value="7875" calcext:value-type="float">
            <text:p>7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41.903038" calcext:value-type="float">
            <text:p>41.903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„Kreuzweg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100" calcext:value-type="float">
            <text:p>18100</text:p>
          </table:table-cell>
          <table:table-cell office:value-type="float" office:value="7875" calcext:value-type="float">
            <text:p>7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41.903038" calcext:value-type="float">
            <text:p>41.903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„Pfaffenegg”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320" calcext:value-type="float">
            <text:p>1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y047nrnmncmgwt9ts0aq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Pfaffenegg</text:p>
          </table:table-cell>
          <table:table-cell office:value-type="string" calcext:value-type="string">
            <text:p>Josmoar</text:p>
          </table:table-cell>
          <table:table-cell office:value-type="float" office:value="45.587875" calcext:value-type="float">
            <text:p>45.5878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„Cardellino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485935" calcext:value-type="float">
            <text:p>54.485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„Cardellino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485935" calcext:value-type="float">
            <text:p>54.485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6500" calcext:value-type="float">
            <text:p>26500</text:p>
          </table:table-cell>
          <table:table-cell office:value-type="float" office:value="16700" calcext:value-type="float">
            <text:p>16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23500" calcext:value-type="float">
            <text:p>23500</text:p>
          </table:table-cell>
          <table:table-cell office:value-type="float" office:value="13900" calcext:value-type="float">
            <text:p>13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14800" calcext:value-type="float">
            <text:p>14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Pietro dal Cero“ 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1500" calcext:value-type="float">
            <text:p>21500</text:p>
          </table:table-cell>
          <table:table-cell office:value-type="float" office:value="11900" calcext:value-type="float">
            <text:p>1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6.408585" calcext:value-type="float">
            <text:p>56.40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37500" calcext:value-type="float">
            <text:p>37500</text:p>
          </table:table-cell>
          <table:table-cell office:value-type="float" office:value="26400" calcext:value-type="float">
            <text:p>26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5500" calcext:value-type="float">
            <text:p>35500</text:p>
          </table:table-cell>
          <table:table-cell office:value-type="float" office:value="24600" calcext:value-type="float">
            <text:p>24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33000" calcext:value-type="float">
            <text:p>33000</text:p>
          </table:table-cell>
          <table:table-cell office:value-type="float" office:value="23080" calcext:value-type="float">
            <text:p>23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1" calcext:value-type="float">
            <text:p>2011</text:p>
          </table:table-cell>
          <table:table-cell office:value-type="float" office:value="28000" calcext:value-type="float">
            <text:p>28000</text:p>
          </table:table-cell>
          <table:table-cell office:value-type="float" office:value="16925" calcext:value-type="float">
            <text:p>16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500" calcext:value-type="float">
            <text:p>17500</text:p>
          </table:table-cell>
          <table:table-cell office:value-type="float" office:value="8009" calcext:value-type="float">
            <text:p>80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wsy05prbvz33fy5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Secondo Marco</text:p>
          </table:table-cell>
          <table:table-cell office:value-type="float" office:value="53.113724" calcext:value-type="float">
            <text:p>53.113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Pfaffenegg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cahm6pkz3np9aca4q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faffenegg Sauvignon</text:p>
          </table:table-cell>
          <table:table-cell office:value-type="string" calcext:value-type="string">
            <text:p>Josmoar</text:p>
          </table:table-cell>
          <table:table-cell office:value-type="float" office:value="45.101025" calcext:value-type="float">
            <text:p>45.101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Voglar“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1645" calcext:value-type="float">
            <text:p>16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51.027824" calcext:value-type="float">
            <text:p>51.027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Barbagòl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b3x66mxnbmraa1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arbagól</text:p>
          </table:table-cell>
          <table:table-cell office:value-type="string" calcext:value-type="string">
            <text:p>Laimburg</text:p>
          </table:table-cell>
          <table:table-cell office:value-type="float" office:value="49.22875" calcext:value-type="float">
            <text:p>49.228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Unterebn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44737" calcext:value-type="float">
            <text:p>47.144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Gries Riserva „Select“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620" calcext:value-type="float">
            <text:p>16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certg65zfx5y2n2x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lect Gries</text:p>
          </table:table-cell>
          <table:table-cell office:value-type="string" calcext:value-type="string">
            <text:p>Rottensteiner</text:p>
          </table:table-cell>
          <table:table-cell office:value-type="float" office:value="46.409637" calcext:value-type="float">
            <text:p>46.409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Amperg“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390" calcext:value-type="float">
            <text:p>1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4a3mzf19ty8mqf5y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perg Lagrein Riserva</text:p>
          </table:table-cell>
          <table:table-cell office:value-type="string" calcext:value-type="string">
            <text:p>Klaus Lentsch</text:p>
          </table:table-cell>
          <table:table-cell office:value-type="float" office:value="54.749855" calcext:value-type="float">
            <text:p>54.749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0gm7taz9qrtkb2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Prackfol</text:p>
          </table:table-cell>
          <table:table-cell office:value-type="float" office:value="41.021797" calcext:value-type="float">
            <text:p>41.0217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97607" calcext:value-type="float">
            <text:p>51.97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97607" calcext:value-type="float">
            <text:p>51.97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38513" calcext:value-type="float">
            <text:p>50.38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38513" calcext:value-type="float">
            <text:p>50.38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nghe „Arneis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145" calcext:value-type="float">
            <text:p>1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mnm0t98b0h9xyak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Arneis</text:p>
          </table:table-cell>
          <table:table-cell office:value-type="string" calcext:value-type="string">
            <text:p>Prunotto</text:p>
          </table:table-cell>
          <table:table-cell office:value-type="float" office:value="41.5757" calcext:value-type="float">
            <text:p>41.57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„Brolettino”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2en7jn8f50pc9y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Brolettino</text:p>
          </table:table-cell>
          <table:table-cell office:value-type="string" calcext:value-type="string">
            <text:p>Cà dei Frati</text:p>
          </table:table-cell>
          <table:table-cell office:value-type="float" office:value="55.077812" calcext:value-type="float">
            <text:p>55.077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„Brolettino”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2en7jn8f50pc9y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Brolettino</text:p>
          </table:table-cell>
          <table:table-cell office:value-type="string" calcext:value-type="string">
            <text:p>Cà dei Frati</text:p>
          </table:table-cell>
          <table:table-cell office:value-type="float" office:value="55.077812" calcext:value-type="float">
            <text:p>55.077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03" calcext:value-type="float">
            <text:p>41.25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es Handwerk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960" calcext:value-type="float">
            <text:p>19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rrjhmqjtkewd3vvm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s Handwerk</text:p>
          </table:table-cell>
          <table:table-cell office:value-type="string" calcext:value-type="string">
            <text:p>Kiemberger</text:p>
          </table:table-cell>
          <table:table-cell office:value-type="float" office:value="47.638775" calcext:value-type="float">
            <text:p>47.638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„Nussbaum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2110" calcext:value-type="float">
            <text:p>2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81193" calcext:value-type="float">
            <text:p>43.7811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Unterebner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44737" calcext:value-type="float">
            <text:p>47.144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sito Primitivo „Corimei”</text:p>
          </table:table-cell>
          <table:table-cell office:value-type="string" calcext:value-type="string">
            <text:p>Schola Sarm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b74j6hy1kw57nfck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rimei Primitivo Passito</text:p>
          </table:table-cell>
          <table:table-cell office:value-type="string" calcext:value-type="string">
            <text:p>Schola Sarmenti</text:p>
          </table:table-cell>
          <table:table-cell office:value-type="float" office:value="62.89435" calcext:value-type="float">
            <text:p>62.89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ris Prosecco (Extra Dry)</text:p>
          </table:table-cell>
          <table:table-cell office:value-type="string" calcext:value-type="string">
            <text:p>Sacch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c4775pyjwe045wt7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Sacchetto</text:p>
          </table:table-cell>
          <table:table-cell office:value-type="float" office:value="39.2011" calcext:value-type="float">
            <text:p>39.20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pumante „Bella Glamour Zero Zero“</text:p>
          </table:table-cell>
          <table:table-cell office:value-type="string" calcext:value-type="string">
            <text:p>Iris Vigne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q1m0psd9rqa2j2yw3djzw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lla Glamour ZeroZero</text:p>
          </table:table-cell>
          <table:table-cell office:value-type="string" calcext:value-type="string">
            <text:p>Iris Vigneti</text:p>
          </table:table-cell>
          <table:table-cell office:value-type="float" office:value="47.607784" calcext:value-type="float">
            <text:p>47.6077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900" calcext:value-type="float">
            <text:p>6900</text:p>
          </table:table-cell>
          <table:table-cell office:value-type="float" office:value="2780" calcext:value-type="float">
            <text:p>2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31393" calcext:value-type="float">
            <text:p>42.631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2780" calcext:value-type="float">
            <text:p>2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31393" calcext:value-type="float">
            <text:p>42.631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Cuvée Prestige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560" calcext:value-type="float">
            <text:p>35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43265" calcext:value-type="float">
            <text:p>43.14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AOC „Tradition“</text:p>
          </table:table-cell>
          <table:table-cell office:value-type="string" calcext:value-type="string">
            <text:p>Pascal Mach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2195" calcext:value-type="float">
            <text:p>2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wj4dymgdjqx64zbws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Tradition Champagne</text:p>
          </table:table-cell>
          <table:table-cell office:value-type="string" calcext:value-type="string">
            <text:p>Pascal Machet</text:p>
          </table:table-cell>
          <table:table-cell office:value-type="float" office:value="45.64276" calcext:value-type="float">
            <text:p>45.64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Riserva „Impérial“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6.718643" calcext:value-type="float">
            <text:p>46.7186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„Ice Impérial“</text:p>
          </table:table-cell>
          <table:table-cell office:value-type="string" calcext:value-type="string">
            <text:p>Moët &amp; Chando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6.38352" calcext:value-type="float">
            <text:p>46.383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„S. Pétersbourg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vtmcbtxja8zx2ax6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aint-Pétersbourg Brut</text:p>
          </table:table-cell>
          <table:table-cell office:value-type="string" calcext:value-type="string">
            <text:p>Veuve Clicquot</text:p>
          </table:table-cell>
          <table:table-cell office:value-type="float" office:value="50.17083" calcext:value-type="float">
            <text:p>50.17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Vintage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19950" calcext:value-type="float">
            <text:p>199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602543" calcext:value-type="float">
            <text:p>44.6025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„Belle Epoque”</text:p>
          </table:table-cell>
          <table:table-cell office:value-type="string" calcext:value-type="string">
            <text:p>Perrier Jouë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9000" calcext:value-type="float">
            <text:p>99000</text:p>
          </table:table-cell>
          <table:table-cell office:value-type="float" office:value="53600" calcext:value-type="float">
            <text:p>53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6.594467" calcext:value-type="float">
            <text:p>56.594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Ris. „Tecum“ 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Tecum</text:p>
          </table:table-cell>
          <table:table-cell office:value-type="string" calcext:value-type="string">
            <text:p>Castelfeder</text:p>
          </table:table-cell>
          <table:table-cell office:value-type="float" office:value="37.212776" calcext:value-type="float">
            <text:p>37.212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Ris. „Vorberg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733295" calcext:value-type="float">
            <text:p>36.7332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Ris. „Vorberg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0800" calcext:value-type="float">
            <text:p>10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6.733295" calcext:value-type="float">
            <text:p>36.7332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Lafóa“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100" calcext:value-type="float">
            <text:p>10100</text:p>
          </table:table-cell>
          <table:table-cell office:value-type="float" office:value="4180" calcext:value-type="float">
            <text:p>4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4412" calcext:value-type="float">
            <text:p>35.034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St. Valentin“ 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200" calcext:value-type="float">
            <text:p>10200</text:p>
          </table:table-cell>
          <table:table-cell office:value-type="float" office:value="4280" calcext:value-type="float">
            <text:p>4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9240" calcext:value-type="float">
            <text:p>9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ebenstein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ygx58ykqy03mdzy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stein Bio</text:p>
          </table:table-cell>
          <table:table-cell office:value-type="string" calcext:value-type="string">
            <text:p>Baron Longo</text:p>
          </table:table-cell>
          <table:table-cell office:value-type="float" office:value="43.50698" calcext:value-type="float">
            <text:p>43.506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Tor di Lupo” 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5850" calcext:value-type="float">
            <text:p>5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1.391205" calcext:value-type="float">
            <text:p>41.391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Conte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7900" calcext:value-type="float">
            <text:p>7900</text:p>
          </table:table-cell>
          <table:table-cell office:value-type="float" office:value="2920" calcext:value-type="float">
            <text:p>2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0.786423" calcext:value-type="float">
            <text:p>40.786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passo della Valpolicella 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4160" calcext:value-type="float">
            <text:p>4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tvbfejdsejafzx05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Secondo Marco</text:p>
          </table:table-cell>
          <table:table-cell office:value-type="float" office:value="49.543915" calcext:value-type="float">
            <text:p>49.543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Rosso dei Notri“ 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2585" calcext:value-type="float">
            <text:p>25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r97f6tb7drkkw3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i Notri</text:p>
          </table:table-cell>
          <table:table-cell office:value-type="string" calcext:value-type="string">
            <text:p>Tua Rita</text:p>
          </table:table-cell>
          <table:table-cell office:value-type="float" office:value="52.611313" calcext:value-type="float">
            <text:p>52.611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Sup. „Villa Donoratico“ 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800" calcext:value-type="float">
            <text:p>14800</text:p>
          </table:table-cell>
          <table:table-cell office:value-type="float" office:value="6005" calcext:value-type="float">
            <text:p>6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49.404118" calcext:value-type="float">
            <text:p>49.404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„Troy“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11970" calcext:value-type="float">
            <text:p>119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8.559166" calcext:value-type="float">
            <text:p>38.559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Porphyr“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800" calcext:value-type="float">
            <text:p>16800</text:p>
          </table:table-cell>
          <table:table-cell office:value-type="float" office:value="7930" calcext:value-type="float">
            <text:p>7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742958" calcext:value-type="float">
            <text:p>45.7429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Taber“ 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6550" calcext:value-type="float">
            <text:p>6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2.15546" calcext:value-type="float">
            <text:p>32.15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Weingarten Klosteranger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4.41021" calcext:value-type="float">
            <text:p>64.41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Weingarten Klosteranger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4.41021" calcext:value-type="float">
            <text:p>64.41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7000" calcext:value-type="float">
            <text:p>27000</text:p>
          </table:table-cell>
          <table:table-cell office:value-type="float" office:value="9320" calcext:value-type="float">
            <text:p>9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. „LONA“ 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29.09982" calcext:value-type="float">
            <text:p>29.09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„Reif“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7470" calcext:value-type="float">
            <text:p>7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„Sirmian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0463" calcext:value-type="float">
            <text:p>50.9704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„Sirmian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0463" calcext:value-type="float">
            <text:p>50.9704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Ris. „Sanctissimus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700" calcext:value-type="float">
            <text:p>5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anctissimus</text:p>
          </table:table-cell>
          <table:table-cell office:value-type="string" calcext:value-type="string">
            <text:p>Kellerei St. Pauls</text:p>
          </table:table-cell>
          <table:table-cell office:value-type="float" office:value="29.930943" calcext:value-type="float">
            <text:p>29.930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„Somereto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f331y2sf9rtd0b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mereto</text:p>
          </table:table-cell>
          <table:table-cell office:value-type="string" calcext:value-type="string">
            <text:p>Kellerei Andrian</text:p>
          </table:table-cell>
          <table:table-cell office:value-type="float" office:value="34.288418" calcext:value-type="float">
            <text:p>34.288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. „Burgum Novum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1985" calcext:value-type="float">
            <text:p>19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080124" calcext:value-type="float">
            <text:p>45.080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. „Belasy“</text:p>
          </table:table-cell>
          <table:table-cell office:value-type="string" calcext:value-type="string">
            <text:p>Schloss Engl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2230" calcext:value-type="float">
            <text:p>22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48.33012" calcext:value-type="float">
            <text:p>48.33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. „Baron Salvadori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49022" calcext:value-type="float">
            <text:p>58.8490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„Vigna Au”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6075" calcext:value-type="float">
            <text:p>6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833595" calcext:value-type="float">
            <text:p>39.833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Mock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84" calcext:value-type="float">
            <text:p>9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z7gye66gy86pdw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o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5.482231" calcext:value-type="float">
            <text:p>25.482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800“</text:p>
          </table:table-cell>
          <table:table-cell office:value-type="string" calcext:value-type="string">
            <text:p>Andreas Berger – Thurn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4szt7vc96x08jm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800</text:p>
          </table:table-cell>
          <table:table-cell office:value-type="string" calcext:value-type="string">
            <text:p>Thurnhof</text:p>
          </table:table-cell>
          <table:table-cell office:value-type="float" office:value="40.510605" calcext:value-type="float">
            <text:p>40.510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34412" calcext:value-type="float">
            <text:p>35.034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St. Valentin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St. Valentin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500" calcext:value-type="float">
            <text:p>5500</text:p>
          </table:table-cell>
          <table:table-cell office:value-type="float" office:value="1910" calcext:value-type="float">
            <text:p>1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5.898853" calcext:value-type="float">
            <text:p>45.898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Schalenstein“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080" calcext:value-type="float">
            <text:p>2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5y3vkc0xwswjtptgg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chalenstein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3.764046" calcext:value-type="float">
            <text:p>23.764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4545" calcext:value-type="float">
            <text:p>45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„Lieben Aich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900" calcext:value-type="float">
            <text:p>10900</text:p>
          </table:table-cell>
          <table:table-cell office:value-type="float" office:value="4545" calcext:value-type="float">
            <text:p>45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60955" calcext:value-type="float">
            <text:p>48.560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„Aristos“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80" calcext:value-type="float">
            <text:p>1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336317" calcext:value-type="float">
            <text:p>26.336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„Paula“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55" calcext:value-type="float">
            <text:p>15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rfj7kqe4vemvtv5e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aula Bio</text:p>
          </table:table-cell>
          <table:table-cell office:value-type="string" calcext:value-type="string">
            <text:p>Weingut Röck</text:p>
          </table:table-cell>
          <table:table-cell office:value-type="float" office:value="25.202692" calcext:value-type="float">
            <text:p>25.202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Sonnweiler“ Bio</text:p>
          </table:table-cell>
          <table:table-cell office:value-type="string" calcext:value-type="string">
            <text:p>Sonnwei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mnx5bvrak4ekmexm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onnweiler</text:p>
          </table:table-cell>
          <table:table-cell office:value-type="float" office:value="42.0536" calcext:value-type="float">
            <text:p>42.0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Meanberg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twsfbxkxsqhtbnvh0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anberg</text:p>
          </table:table-cell>
          <table:table-cell office:value-type="string" calcext:value-type="string">
            <text:p>Baron Longo</text:p>
          </table:table-cell>
          <table:table-cell office:value-type="float" office:value="42.66291" calcext:value-type="float">
            <text:p>42.662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Meanberg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twsfbxkxsqhtbnvh0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anberg</text:p>
          </table:table-cell>
          <table:table-cell office:value-type="string" calcext:value-type="string">
            <text:p>Baron Longo</text:p>
          </table:table-cell>
          <table:table-cell office:value-type="float" office:value="42.66291" calcext:value-type="float">
            <text:p>42.662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Castel Ringberg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26142" calcext:value-type="float">
            <text:p>60.26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„Kleinstein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270" calcext:value-type="float">
            <text:p>12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2tjkzzzwr5dgwy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leinst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13951" calcext:value-type="float">
            <text:p>34.13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„Gols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20" calcext:value-type="float">
            <text:p>1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vjs53hg5zq2j7xp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Gewürztraminer</text:p>
          </table:table-cell>
          <table:table-cell office:value-type="string" calcext:value-type="string">
            <text:p>Griesserhof</text:p>
          </table:table-cell>
          <table:table-cell office:value-type="float" office:value="41.554543" calcext:value-type="float">
            <text:p>41.5545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Orange „Norèy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7800" calcext:value-type="float">
            <text:p>17800</text:p>
          </table:table-cell>
          <table:table-cell office:value-type="float" office:value="8980" calcext:value-type="float">
            <text:p>8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hv1qxfs6x7kqc0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èy</text:p>
          </table:table-cell>
          <table:table-cell office:value-type="string" calcext:value-type="string">
            <text:p>Laimburg</text:p>
          </table:table-cell>
          <table:table-cell office:value-type="float" office:value="37.208534" calcext:value-type="float">
            <text:p>37.208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„Aristos“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9.846287" calcext:value-type="float">
            <text:p>29.846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isacktaler Veltliner „Rigger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278" calcext:value-type="float">
            <text:p>12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gt9ayde5263nseny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gger</text:p>
          </table:table-cell>
          <table:table-cell office:value-type="string" calcext:value-type="string">
            <text:p>Griesserhof</text:p>
          </table:table-cell>
          <table:table-cell office:value-type="float" office:value="44.03182" calcext:value-type="float">
            <text:p>44.03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.N. 04 „Bronner“ Bio</text:p>
          </table:table-cell>
          <table:table-cell office:value-type="string" calcext:value-type="string">
            <text:p>Hof Gand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" calcext:value-type="float">
            <text:p>5000</text:p>
          </table:table-cell>
          <table:table-cell office:value-type="float" office:value="1730" calcext:value-type="float">
            <text:p>17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pvcxfmprz7nzz7m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.N. 04 Bronner</text:p>
          </table:table-cell>
          <table:table-cell office:value-type="string" calcext:value-type="string">
            <text:p>Thomas Niedermayr - Hof Gandberg</text:p>
          </table:table-cell>
          <table:table-cell office:value-type="float" office:value="55.841133" calcext:value-type="float">
            <text:p>55.841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aris „Initium“</text:p>
          </table:table-cell>
          <table:table-cell office:value-type="string" calcext:value-type="string">
            <text:p>Vin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3.418594" calcext:value-type="float">
            <text:p>53.418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aris „Initium“</text:p>
          </table:table-cell>
          <table:table-cell office:value-type="string" calcext:value-type="string">
            <text:p>Vinvent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pr9d5dpvdp1ry2gnkk06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Initium Bio</text:p>
          </table:table-cell>
          <table:table-cell office:value-type="string" calcext:value-type="string">
            <text:p>Vinventum</text:p>
          </table:table-cell>
          <table:table-cell office:value-type="float" office:value="53.418594" calcext:value-type="float">
            <text:p>53.418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Blanc „Elisa“</text:p>
          </table:table-cell>
          <table:table-cell office:value-type="string" calcext:value-type="string">
            <text:p>Castel Sal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gpa9m3pff9p20t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 Cuvée</text:p>
          </table:table-cell>
          <table:table-cell office:value-type="string" calcext:value-type="string">
            <text:p>Castel Sallegg</text:p>
          </table:table-cell>
          <table:table-cell office:value-type="float" office:value="51.075516" calcext:value-type="float">
            <text:p>51.075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Gloria Dei“</text:p>
          </table:table-cell>
          <table:table-cell office:value-type="string" calcext:value-type="string">
            <text:p>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91036" calcext:value-type="float">
            <text:p>44.91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Gloria Dei“</text:p>
          </table:table-cell>
          <table:table-cell office:value-type="string" calcext:value-type="string">
            <text:p>Eich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91036" calcext:value-type="float">
            <text:p>44.91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Baronesse“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225" calcext:value-type="float">
            <text:p>12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d00aahv8twpb1n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esse</text:p>
          </table:table-cell>
          <table:table-cell office:value-type="string" calcext:value-type="string">
            <text:p>Andreas Baron Widmann</text:p>
          </table:table-cell>
          <table:table-cell office:value-type="float" office:value="43.730442" calcext:value-type="float">
            <text:p>43.7304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La Contessa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355" calcext:value-type="float">
            <text:p>1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774727" calcext:value-type="float">
            <text:p>41.774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3.161636" calcext:value-type="float">
            <text:p>33.1616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3.161636" calcext:value-type="float">
            <text:p>33.1616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roline Bio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1.696487" calcext:value-type="float">
            <text:p>41.696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roline Bio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m69rmrm5fdcxc8q3x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anzegg</text:p>
          </table:table-cell>
          <table:table-cell office:value-type="float" office:value="41.696487" calcext:value-type="float">
            <text:p>41.696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Liebenstein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ygx58ykqy03mdzy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benstein Bio</text:p>
          </table:table-cell>
          <table:table-cell office:value-type="string" calcext:value-type="string">
            <text:p>Baron Longo</text:p>
          </table:table-cell>
          <table:table-cell office:value-type="float" office:value="43.50698" calcext:value-type="float">
            <text:p>43.506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 „NAMA“</text:p>
          </table:table-cell>
          <table:table-cell office:value-type="string" calcext:value-type="string">
            <text:p>Nals/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400" calcext:value-type="float">
            <text:p>16400</text:p>
          </table:table-cell>
          <table:table-cell office:value-type="float" office:value="7800" calcext:value-type="float">
            <text:p>7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406246" calcext:value-type="float">
            <text:p>49.406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 „Appius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10490" calcext:value-type="float">
            <text:p>10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795" calcext:value-type="float">
            <text:p>50.9497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ave Superiore „Runcata“</text:p>
          </table:table-cell>
          <table:table-cell office:value-type="string" calcext:value-type="string">
            <text:p>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74f1r1djxhd8d6np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Runcata Soave Superiore</text:p>
          </table:table-cell>
          <table:table-cell office:value-type="string" calcext:value-type="string">
            <text:p>Tenuta di Corte Giacobbe</text:p>
          </table:table-cell>
          <table:table-cell office:value-type="float" office:value="46.101036" calcext:value-type="float">
            <text:p>46.101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ave Superiore „Runcata“</text:p>
          </table:table-cell>
          <table:table-cell office:value-type="string" calcext:value-type="string">
            <text:p>Corte Giacobb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74f1r1djxhd8d6np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Runcata Soave Superiore</text:p>
          </table:table-cell>
          <table:table-cell office:value-type="string" calcext:value-type="string">
            <text:p>Tenuta di Corte Giacobbe</text:p>
          </table:table-cell>
          <table:table-cell office:value-type="float" office:value="46.101036" calcext:value-type="float">
            <text:p>46.101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„Colli Orientali”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p8k1d3z6sn7e272s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Torre Rosazza</text:p>
          </table:table-cell>
          <table:table-cell office:value-type="float" office:value="43.267773" calcext:value-type="float">
            <text:p>43.267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„Oro Blu”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h9x2acb03y688206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o Blu</text:p>
          </table:table-cell>
          <table:table-cell office:value-type="string" calcext:value-type="string">
            <text:p>Malavasi</text:p>
          </table:table-cell>
          <table:table-cell office:value-type="float" office:value="44.08498" calcext:value-type="float">
            <text:p>44.084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„Oro Blu”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790" calcext:value-type="float">
            <text:p>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h9x2acb03y688206x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ro Blu</text:p>
          </table:table-cell>
          <table:table-cell office:value-type="string" calcext:value-type="string">
            <text:p>Malavasi</text:p>
          </table:table-cell>
          <table:table-cell office:value-type="float" office:value="44.08498" calcext:value-type="float">
            <text:p>44.084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„Bramìto”</text:p>
          </table:table-cell>
          <table:table-cell office:value-type="string" calcext:value-type="string">
            <text:p>Castello della S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785" calcext:value-type="float">
            <text:p>17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2q8pqyfrs1hhe0dz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ramìt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44.285095" calcext:value-type="float">
            <text:p>44.285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onda Bianco Bio</text:p>
          </table:table-cell>
          <table:table-cell office:value-type="string" calcext:value-type="string">
            <text:p>Calaf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476kkr6sdhpvag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onda</text:p>
          </table:table-cell>
          <table:table-cell office:value-type="string" calcext:value-type="string">
            <text:p>Calafata</text:p>
          </table:table-cell>
          <table:table-cell office:value-type="float" office:value="37.21844" calcext:value-type="float">
            <text:p>37.21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bbiano d’Abruzzo Bi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" calcext:value-type="float">
            <text:p>77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5.269142" calcext:value-type="float">
            <text:p>45.269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illo Bio</text:p>
          </table:table-cell>
          <table:table-cell office:value-type="string" calcext:value-type="string">
            <text:p>Baglio di Pian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tpfpvx5famxdyz9f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Baglio di Pianetto</text:p>
          </table:table-cell>
          <table:table-cell office:value-type="float" office:value="45.126842" calcext:value-type="float">
            <text:p>45.1268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illo Bio</text:p>
          </table:table-cell>
          <table:table-cell office:value-type="string" calcext:value-type="string">
            <text:p>Baglio di Pian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tpfpvx5famxdyz9f0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Baglio di Pianetto</text:p>
          </table:table-cell>
          <table:table-cell office:value-type="float" office:value="45.126842" calcext:value-type="float">
            <text:p>45.1268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elix Anton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g00b9m2kq3ec2ehfgw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elix Anton Rosé</text:p>
          </table:table-cell>
          <table:table-cell office:value-type="string" calcext:value-type="string">
            <text:p>Baron Longo</text:p>
          </table:table-cell>
          <table:table-cell office:value-type="float" office:value="48.091293" calcext:value-type="float">
            <text:p>48.091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„Summer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x9mvtfbm4g9b5bdav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ummer Rosé</text:p>
          </table:table-cell>
          <table:table-cell office:value-type="string" calcext:value-type="string">
            <text:p>Klosterhof</text:p>
          </table:table-cell>
          <table:table-cell office:value-type="float" office:value="33.00213" calcext:value-type="float">
            <text:p>33.00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„Summer“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x9mvtfbm4g9b5bdav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ummer Rosé</text:p>
          </table:table-cell>
          <table:table-cell office:value-type="string" calcext:value-type="string">
            <text:p>Klosterhof</text:p>
          </table:table-cell>
          <table:table-cell office:value-type="float" office:value="33.00213" calcext:value-type="float">
            <text:p>33.00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osé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hgaqemr8j6cqws9r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1.387978" calcext:value-type="float">
            <text:p>21.3879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cio Rosa</text:p>
          </table:table-cell>
          <table:table-cell office:value-type="string" calcext:value-type="string">
            <text:p>Mala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832" calcext:value-type="float">
            <text:p>8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h96qb72mwxf0pypa9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etit Verdot Rosé Bacio Rosa</text:p>
          </table:table-cell>
          <table:table-cell office:value-type="string" calcext:value-type="string">
            <text:p>Malavasi</text:p>
          </table:table-cell>
          <table:table-cell office:value-type="float" office:value="38.42778" calcext:value-type="float">
            <text:p>38.42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a dei Frati</text:p>
          </table:table-cell>
          <table:table-cell office:value-type="string" calcext:value-type="string">
            <text:p>Ca’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49.113396" calcext:value-type="float">
            <text:p>49.113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 Pianali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pvacfvz4qxke9zb77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 Pianali Rosato</text:p>
          </table:table-cell>
          <table:table-cell office:value-type="string" calcext:value-type="string">
            <text:p>Tenuta Argentiera</text:p>
          </table:table-cell>
          <table:table-cell office:value-type="float" office:value="37.665764" calcext:value-type="float">
            <text:p>37.665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ato „Sí“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900" calcext:value-type="float">
            <text:p>59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bf85azc2dhd9vd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Si Bio</text:p>
          </table:table-cell>
          <table:table-cell office:value-type="string" calcext:value-type="string">
            <text:p>Duemani</text:p>
          </table:table-cell>
          <table:table-cell office:value-type="float" office:value="40.5071" calcext:value-type="float">
            <text:p>40.5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36.863117" calcext:value-type="float">
            <text:p>36.8631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natsch „Campill“</text:p>
          </table:table-cell>
          <table:table-cell office:value-type="string" calcext:value-type="string">
            <text:p>Pranz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1725" calcext:value-type="float">
            <text:p>17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jac176pmezp4f5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Campill</text:p>
          </table:table-cell>
          <table:table-cell office:value-type="string" calcext:value-type="string">
            <text:p>Pranzegg</text:p>
          </table:table-cell>
          <table:table-cell office:value-type="float" office:value="39.303944" calcext:value-type="float">
            <text:p>39.303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weigelt „Terrnais“</text:p>
          </table:table-cell>
          <table:table-cell office:value-type="string" calcext:value-type="string">
            <text:p>Reb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360" calcext:value-type="float">
            <text:p>1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g8tm2c63xgcdw6r7g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nais Zweigelt</text:p>
          </table:table-cell>
          <table:table-cell office:value-type="string" calcext:value-type="string">
            <text:p>Rebhof Leo Forcher</text:p>
          </table:table-cell>
          <table:table-cell office:value-type="float" office:value="33.173058" calcext:value-type="float">
            <text:p>33.173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weigelt „Terrnais“</text:p>
          </table:table-cell>
          <table:table-cell office:value-type="string" calcext:value-type="string">
            <text:p>Reb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60" calcext:value-type="float">
            <text:p>1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g8tm2c63xgcdw6r7g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nais Zweigelt</text:p>
          </table:table-cell>
          <table:table-cell office:value-type="string" calcext:value-type="string">
            <text:p>Rebhof Leo Forcher</text:p>
          </table:table-cell>
          <table:table-cell office:value-type="float" office:value="33.173058" calcext:value-type="float">
            <text:p>33.173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„Klassisch“</text:p>
          </table:table-cell>
          <table:table-cell office:value-type="string" calcext:value-type="string">
            <text:p>Josm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240" calcext:value-type="float">
            <text:p>1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3507s29xjk3ydgaa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Josmoar</text:p>
          </table:table-cell>
          <table:table-cell office:value-type="float" office:value="38.80309" calcext:value-type="float">
            <text:p>38.803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. „Mazzon“</text:p>
          </table:table-cell>
          <table:table-cell office:value-type="string" calcext:value-type="string">
            <text:p>Brunne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2640" calcext:value-type="float">
            <text:p>26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ehkgeydx8yn732t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Mazon</text:p>
          </table:table-cell>
          <table:table-cell office:value-type="string" calcext:value-type="string">
            <text:p>Brunnenhof Mazzon</text:p>
          </table:table-cell>
          <table:table-cell office:value-type="float" office:value="32.811523" calcext:value-type="float">
            <text:p>32.811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Lagröll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5mq312nm2frgk9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öll Lagrein Riserva</text:p>
          </table:table-cell>
          <table:table-cell office:value-type="string" calcext:value-type="string">
            <text:p>Kellerei St. Pauls</text:p>
          </table:table-cell>
          <table:table-cell office:value-type="float" office:value="41.679356" calcext:value-type="float">
            <text:p>41.6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Carano”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23016" calcext:value-type="float">
            <text:p>45.423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Tor di Lupo”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4.160435" calcext:value-type="float">
            <text:p>44.160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Tor di Lupo”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44.160435" calcext:value-type="float">
            <text:p>44.160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Mirell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095" calcext:value-type="float">
            <text:p>30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53046" calcext:value-type="float">
            <text:p>43.53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Taber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300" calcext:value-type="float">
            <text:p>83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66046" calcext:value-type="float">
            <text:p>35.666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Taber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3150" calcext:value-type="float">
            <text:p>3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666046" calcext:value-type="float">
            <text:p>35.666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Porphyr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400" calcext:value-type="float">
            <text:p>94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25354" calcext:value-type="float">
            <text:p>49.253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Porphyr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25354" calcext:value-type="float">
            <text:p>49.253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4615" calcext:value-type="float">
            <text:p>46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4615" calcext:value-type="float">
            <text:p>46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072945" calcext:value-type="float">
            <text:p>37.072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Roblinus de' Waldgries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100" calcext:value-type="float">
            <text:p>16100</text:p>
          </table:table-cell>
          <table:table-cell office:value-type="float" office:value="7180" calcext:value-type="float">
            <text:p>7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54.820908" calcext:value-type="float">
            <text:p>54.820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„Roblinus de' Waldgries“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100" calcext:value-type="float">
            <text:p>16100</text:p>
          </table:table-cell>
          <table:table-cell office:value-type="float" office:value="7180" calcext:value-type="float">
            <text:p>7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54.820908" calcext:value-type="float">
            <text:p>54.820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. „Weing. Klosteranger“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5.705605" calcext:value-type="float">
            <text:p>55.705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„Black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1256" calcext:value-type="float">
            <text:p>1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2x77ktfxqcp80q8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la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4.687458" calcext:value-type="float">
            <text:p>24.6874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Gant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3.644318" calcext:value-type="float">
            <text:p>33.6443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Gant“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3.644318" calcext:value-type="float">
            <text:p>33.6443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„Vecchie Viti MCMLVII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425" calcext:value-type="float">
            <text:p>34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fq34ryp1q81tr48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CMLVII Vecchie Viti</text:p>
          </table:table-cell>
          <table:table-cell office:value-type="string" calcext:value-type="string">
            <text:p>Alois Lageder</text:p>
          </table:table-cell>
          <table:table-cell office:value-type="float" office:value="67.58069" calcext:value-type="float">
            <text:p>67.580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LONA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3700" calcext:value-type="float">
            <text:p>3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32.610405" calcext:value-type="float">
            <text:p>32.610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„LONA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3700" calcext:value-type="float">
            <text:p>3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32.610405" calcext:value-type="float">
            <text:p>32.610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„Istrice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795" calcext:value-type="float">
            <text:p>17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0239" calcext:value-type="float">
            <text:p>51.902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„Sass Roà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7casdabj21s14q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ass Roà</text:p>
          </table:table-cell>
          <table:table-cell office:value-type="string" calcext:value-type="string">
            <text:p>Laimburg</text:p>
          </table:table-cell>
          <table:table-cell office:value-type="float" office:value="41.198616" calcext:value-type="float">
            <text:p>41.198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erva „Idea”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c8msn8114q55pe8n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dea Cabernet Sauvignon</text:p>
          </table:table-cell>
          <table:table-cell office:value-type="string" calcext:value-type="string">
            <text:p>Seeperle</text:p>
          </table:table-cell>
          <table:table-cell office:value-type="float" office:value="41.880035" calcext:value-type="float">
            <text:p>41.880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erva „Idea”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c8msn8114q55pe8n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dea Cabernet Sauvignon</text:p>
          </table:table-cell>
          <table:table-cell office:value-type="string" calcext:value-type="string">
            <text:p>Seeperle</text:p>
          </table:table-cell>
          <table:table-cell office:value-type="float" office:value="41.880035" calcext:value-type="float">
            <text:p>41.880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„COR Römigber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1.84147" calcext:value-type="float">
            <text:p>51.84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„COR Römigber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1.84147" calcext:value-type="float">
            <text:p>51.84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„Höhepunkt“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qaazs8byef0f1qr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öhepunkt Cabernet Riserva</text:p>
          </table:table-cell>
          <table:table-cell office:value-type="string" calcext:value-type="string">
            <text:p>Seeperle</text:p>
          </table:table-cell>
          <table:table-cell office:value-type="float" office:value="44.963326" calcext:value-type="float">
            <text:p>44.963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16107" calcext:value-type="float">
            <text:p>35.916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„Lafóa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16107" calcext:value-type="float">
            <text:p>35.916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Mumbolt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2842kfecnra4e22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mbolt</text:p>
          </table:table-cell>
          <table:table-cell office:value-type="string" calcext:value-type="string">
            <text:p>Wassererhof</text:p>
          </table:table-cell>
          <table:table-cell office:value-type="float" office:value="45.286358" calcext:value-type="float">
            <text:p>45.2863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Il Conte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355" calcext:value-type="float">
            <text:p>1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0.786423" calcext:value-type="float">
            <text:p>40.7864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Yhrn“</text:p>
          </table:table-cell>
          <table:table-cell office:value-type="string" calcext:value-type="string">
            <text:p>Schloss Pla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3emvytkb26ay5rrc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- Merlot YHRN</text:p>
          </table:table-cell>
          <table:table-cell office:value-type="string" calcext:value-type="string">
            <text:p>Schloss Plars</text:p>
          </table:table-cell>
          <table:table-cell office:value-type="float" office:value="51.236435" calcext:value-type="float">
            <text:p>51.236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Staffelfeld“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3.84418" calcext:value-type="float">
            <text:p>43.84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Cassiano“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29297" calcext:value-type="float">
            <text:p>47.529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t „Wellenburg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y3c9pe7q6bxjkmc9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llenburg Cabernet Sauvignon</text:p>
          </table:table-cell>
          <table:table-cell office:value-type="string" calcext:value-type="string">
            <text:p>Baron Longo</text:p>
          </table:table-cell>
          <table:table-cell office:value-type="float" office:value="40.756092" calcext:value-type="float">
            <text:p>40.756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Mauritius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4.916212" calcext:value-type="float">
            <text:p>24.9162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„Amistar“ Rot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</text:p>
          </table:table-cell>
          <table:table-cell office:value-type="string" calcext:value-type="string">
            <text:p>Peter Sölva</text:p>
          </table:table-cell>
          <table:table-cell office:value-type="float" office:value="44.170803" calcext:value-type="float">
            <text:p>44.170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t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qrwy7avzq84ht8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òn Hirschprunn Rosso Bio</text:p>
          </table:table-cell>
          <table:table-cell office:value-type="string" calcext:value-type="string">
            <text:p>Alois Lageder</text:p>
          </table:table-cell>
          <table:table-cell office:value-type="float" office:value="60.39066" calcext:value-type="float">
            <text:p>60.390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t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70" calcext:value-type="float">
            <text:p>25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qrwy7avzq84ht85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òn Hirschprunn Rosso Bio</text:p>
          </table:table-cell>
          <table:table-cell office:value-type="string" calcext:value-type="string">
            <text:p>Alois Lageder</text:p>
          </table:table-cell>
          <table:table-cell office:value-type="float" office:value="60.39066" calcext:value-type="float">
            <text:p>60.390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3075" calcext:value-type="float">
            <text:p>30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49.58071" calcext:value-type="float">
            <text:p>49.58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gittarius</text:p>
          </table:table-cell>
          <table:table-cell office:value-type="string" calcext:value-type="string">
            <text:p>Kränz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329" calcext:value-type="float">
            <text:p>33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8qtkfjsq6zp930gt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Kränzelhof Graf Pfeil</text:p>
          </table:table-cell>
          <table:table-cell office:value-type="float" office:value="33.081898" calcext:value-type="float">
            <text:p>33.081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4410" calcext:value-type="float">
            <text:p>4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705505" calcext:value-type="float">
            <text:p>49.705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„Reif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„Reif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245102" calcext:value-type="float">
            <text:p>45.2451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700" calcext:value-type="float">
            <text:p>14700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62658" calcext:value-type="float">
            <text:p>45.62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700" calcext:value-type="float">
            <text:p>14700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62658" calcext:value-type="float">
            <text:p>45.62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TAL 1908“ Rot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100" calcext:value-type="float">
            <text:p>17100</text:p>
          </table:table-cell>
          <table:table-cell office:value-type="float" office:value="8100" calcext:value-type="float">
            <text:p>8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66413" calcext:value-type="float">
            <text:p>34.66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Rosso Planus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00" calcext:value-type="float">
            <text:p>3800</text:p>
          </table:table-cell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zvpgvn79trgza128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us</text:p>
          </table:table-cell>
          <table:table-cell office:value-type="string" calcext:value-type="string">
            <text:p>Dorigati</text:p>
          </table:table-cell>
          <table:table-cell office:value-type="float" office:value="35.989838" calcext:value-type="float">
            <text:p>35.989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Fumanell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4160" calcext:value-type="float">
            <text:p>4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kmk7x4mcqmv995h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rchesi Fumanelli</text:p>
          </table:table-cell>
          <table:table-cell office:value-type="float" office:value="41.032703" calcext:value-type="float">
            <text:p>41.032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„Solo per un amico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800" calcext:value-type="float">
            <text:p>13800</text:p>
          </table:table-cell>
          <table:table-cell office:value-type="float" office:value="5860" calcext:value-type="float">
            <text:p>58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a217691brcg4mns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o Per un Amico</text:p>
          </table:table-cell>
          <table:table-cell office:value-type="string" calcext:value-type="string">
            <text:p>Secondo Marco</text:p>
          </table:table-cell>
          <table:table-cell office:value-type="float" office:value="61.605824" calcext:value-type="float">
            <text:p>61.605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„Il Fumetto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9500" calcext:value-type="float">
            <text:p>29500</text:p>
          </table:table-cell>
          <table:table-cell office:value-type="float" office:value="15400" calcext:value-type="float">
            <text:p>15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p4wnrh91q4q675g0e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Fumetto</text:p>
          </table:table-cell>
          <table:table-cell office:value-type="string" calcext:value-type="string">
            <text:p>Secondo Marco</text:p>
          </table:table-cell>
          <table:table-cell office:value-type="float" office:value="55.439865" calcext:value-type="float">
            <text:p>55.4398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Kairos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61613" calcext:value-type="float">
            <text:p>37.661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Kairos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x2khd7hzvbmm8n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iros 15 vitigni</text:p>
          </table:table-cell>
          <table:table-cell office:value-type="string" calcext:value-type="string">
            <text:p>Zýmē</text:p>
          </table:table-cell>
          <table:table-cell office:value-type="float" office:value="37.661613" calcext:value-type="float">
            <text:p>37.661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Harlequin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5900" calcext:value-type="float">
            <text:p>359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wegbd5s3npckmjx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Zýmē</text:p>
          </table:table-cell>
          <table:table-cell office:value-type="float" office:value="41.65815" calcext:value-type="float">
            <text:p>41.65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nchedone</text:p>
          </table:table-cell>
          <table:table-cell office:value-type="string" calcext:value-type="string">
            <text:p>Ca'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dh63pkh8ha087e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nchedone Rosso</text:p>
          </table:table-cell>
          <table:table-cell office:value-type="string" calcext:value-type="string">
            <text:p>Cà dei Frati</text:p>
          </table:table-cell>
          <table:table-cell office:value-type="float" office:value="46.79667" calcext:value-type="float">
            <text:p>46.79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Corte del Lupo“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039" calcext:value-type="float">
            <text:p>20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1gr6w4p25azytg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e del Lupo</text:p>
          </table:table-cell>
          <table:table-cell office:value-type="string" calcext:value-type="string">
            <text:p>Ca' del Bosco</text:p>
          </table:table-cell>
          <table:table-cell office:value-type="float" office:value="47.8551" calcext:value-type="float">
            <text:p>47.85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Merlo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900" calcext:value-type="float">
            <text:p>14900</text:p>
          </table:table-cell>
          <table:table-cell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vh4bs48g8kd6t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Merlot</text:p>
          </table:table-cell>
          <table:table-cell office:value-type="string" calcext:value-type="string">
            <text:p>Ca' del Bosco</text:p>
          </table:table-cell>
          <table:table-cell office:value-type="float" office:value="34.23866" calcext:value-type="float">
            <text:p>34.23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 Cuvée Rosso „Mompertone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125" calcext:value-type="float">
            <text:p>1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7c35pxtxd4xx2e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mpertone</text:p>
          </table:table-cell>
          <table:table-cell office:value-type="string" calcext:value-type="string">
            <text:p>Prunotto</text:p>
          </table:table-cell>
          <table:table-cell office:value-type="float" office:value="43.85326" calcext:value-type="float">
            <text:p>43.85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„Gradale“ Bio</text:p>
          </table:table-cell>
          <table:table-cell office:value-type="string" calcext:value-type="string">
            <text:p>Villa Ter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375" calcext:value-type="float">
            <text:p>13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yjkga5rqwrwgy9y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dale Barbera d'Asti</text:p>
          </table:table-cell>
          <table:table-cell office:value-type="string" calcext:value-type="string">
            <text:p>Villa Terlina</text:p>
          </table:table-cell>
          <table:table-cell office:value-type="float" office:value="49.85074" calcext:value-type="float">
            <text:p>49.85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Riserva „Vigna Colonnello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4300" calcext:value-type="float">
            <text:p>24300</text:p>
          </table:table-cell>
          <table:table-cell office:value-type="float" office:value="14540" calcext:value-type="float">
            <text:p>14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w479sbd92ezge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olonnello Barolo Riserva Bussia</text:p>
          </table:table-cell>
          <table:table-cell office:value-type="string" calcext:value-type="string">
            <text:p>Prunotto</text:p>
          </table:table-cell>
          <table:table-cell office:value-type="float" office:value="48.356953" calcext:value-type="float">
            <text:p>48.3569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„Colli Senesi“</text:p>
          </table:table-cell>
          <table:table-cell office:value-type="string" calcext:value-type="string">
            <text:p>Castello di Farnet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08gmkq78jnevzf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olli Senesi</text:p>
          </table:table-cell>
          <table:table-cell office:value-type="string" calcext:value-type="string">
            <text:p>Castello di Farnetella</text:p>
          </table:table-cell>
          <table:table-cell office:value-type="float" office:value="56.049854" calcext:value-type="float">
            <text:p>56.049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„Colli Senesi“</text:p>
          </table:table-cell>
          <table:table-cell office:value-type="string" calcext:value-type="string">
            <text:p>Castello di Farnet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08gmkq78jnevzfp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olli Senesi</text:p>
          </table:table-cell>
          <table:table-cell office:value-type="string" calcext:value-type="string">
            <text:p>Castello di Farnetella</text:p>
          </table:table-cell>
          <table:table-cell office:value-type="float" office:value="56.049854" calcext:value-type="float">
            <text:p>56.049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. Ris. „March. Antinori“</text:p>
          </table:table-cell>
          <table:table-cell office:value-type="string" calcext:value-type="string">
            <text:p>Tigna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r9v65baxv0r8awm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Marchese Antinori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4.9321" calcext:value-type="float">
            <text:p>34.93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900" calcext:value-type="float">
            <text:p>10900</text:p>
          </table:table-cell>
          <table:table-cell office:value-type="float" office:value="4390" calcext:value-type="float">
            <text:p>4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126205" calcext:value-type="float">
            <text:p>42.126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„Poggio al Vento” Bio</text:p>
          </table:table-cell>
          <table:table-cell office:value-type="string" calcext:value-type="string">
            <text:p>Col d'Orc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900" calcext:value-type="float">
            <text:p>179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yg9kxxg2t3kzatn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 Poggio Al Vento Bio</text:p>
          </table:table-cell>
          <table:table-cell office:value-type="string" calcext:value-type="string">
            <text:p>Col d'Orcia</text:p>
          </table:table-cell>
          <table:table-cell office:value-type="float" office:value="60.033806" calcext:value-type="float">
            <text:p>60.033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uvée „Rosso dei Notri“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r97f6tb7drkkw3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i Notri</text:p>
          </table:table-cell>
          <table:table-cell office:value-type="string" calcext:value-type="string">
            <text:p>Tua Rita</text:p>
          </table:table-cell>
          <table:table-cell office:value-type="float" office:value="52.611313" calcext:value-type="float">
            <text:p>52.611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Rosso „Varvàra“</text:p>
          </table:table-cell>
          <table:table-cell office:value-type="string" calcext:value-type="string">
            <text:p>Castello di Bolgh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1825" calcext:value-type="float">
            <text:p>18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e7y7773g27q1y5r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rvàra Bolgheri</text:p>
          </table:table-cell>
          <table:table-cell office:value-type="string" calcext:value-type="string">
            <text:p>Castello di Bolgheri</text:p>
          </table:table-cell>
          <table:table-cell office:value-type="float" office:value="55.202885" calcext:value-type="float">
            <text:p>55.2028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Rosso „Il Bruciato“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900" calcext:value-type="float">
            <text:p>5900</text:p>
          </table:table-cell>
          <table:table-cell office:value-type="float" office:value="2095" calcext:value-type="float">
            <text:p>20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3.331688" calcext:value-type="float">
            <text:p>53.331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Sup. „Villa Donoratico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s048vhn3xe8t9z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Villa Donoratico</text:p>
          </table:table-cell>
          <table:table-cell office:value-type="string" calcext:value-type="string">
            <text:p>Tenuta Argentiera</text:p>
          </table:table-cell>
          <table:table-cell office:value-type="float" office:value="49.404118" calcext:value-type="float">
            <text:p>49.404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ifra Bio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370" calcext:value-type="float">
            <text:p>2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hy2b4z29d69kab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CiFRA</text:p>
          </table:table-cell>
          <table:table-cell office:value-type="string" calcext:value-type="string">
            <text:p>Duemani</text:p>
          </table:table-cell>
          <table:table-cell office:value-type="float" office:value="43.9628" calcext:value-type="float">
            <text:p>43.96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nt’Ug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3820" calcext:value-type="float">
            <text:p>3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60dmr2hrsxt1em3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ont'Ug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43.058853" calcext:value-type="float">
            <text:p>43.058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uidalberto</text:p>
          </table:table-cell>
          <table:table-cell office:value-type="string" calcext:value-type="string">
            <text:p>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400" calcext:value-type="float">
            <text:p>10400</text:p>
          </table:table-cell>
          <table:table-cell office:value-type="float" office:value="3790" calcext:value-type="float">
            <text:p>3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1.965805" calcext:value-type="float">
            <text:p>41.9658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Superiore „Argentiera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900" calcext:value-type="float">
            <text:p>15900</text:p>
          </table:table-cell>
          <table:table-cell office:value-type="float" office:value="7150" calcext:value-type="float">
            <text:p>7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1kvnyg4knap3m1g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rgentiera</text:p>
          </table:table-cell>
          <table:table-cell office:value-type="string" calcext:value-type="string">
            <text:p>Tenuta Argentiera</text:p>
          </table:table-cell>
          <table:table-cell office:value-type="float" office:value="45.218708" calcext:value-type="float">
            <text:p>45.2187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olgheri Superiore „Argentiera“</text:p>
          </table:table-cell>
          <table:table-cell office:value-type="string" calcext:value-type="string">
            <text:p>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900" calcext:value-type="float">
            <text:p>15900</text:p>
          </table:table-cell>
          <table:table-cell office:value-type="float" office:value="7150" calcext:value-type="float">
            <text:p>7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1kvnyg4knap3m1g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rgentiera</text:p>
          </table:table-cell>
          <table:table-cell office:value-type="string" calcext:value-type="string">
            <text:p>Tenuta Argentiera</text:p>
          </table:table-cell>
          <table:table-cell office:value-type="float" office:value="45.218708" calcext:value-type="float">
            <text:p>45.2187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aia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900" calcext:value-type="float">
            <text:p>42900</text:p>
          </table:table-cell>
          <table:table-cell office:value-type="float" office:value="29500" calcext:value-type="float">
            <text:p>29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0.901056" calcext:value-type="float">
            <text:p>30.901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</text:p>
          </table:table-cell>
          <table:table-cell office:value-type="string" calcext:value-type="string">
            <text:p>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400" calcext:value-type="float">
            <text:p>51400</text:p>
          </table:table-cell>
          <table:table-cell office:value-type="float" office:value="35900" calcext:value-type="float">
            <text:p>35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39.274666" calcext:value-type="float">
            <text:p>39.274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Torcicoda”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pn05n4gwnd0c1re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Torcicoda</text:p>
          </table:table-cell>
          <table:table-cell office:value-type="string" calcext:value-type="string">
            <text:p>Tormaresca</text:p>
          </table:table-cell>
          <table:table-cell office:value-type="float" office:value="44.765175" calcext:value-type="float">
            <text:p>44.765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Torcicoda”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280" calcext:value-type="float">
            <text:p>12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pn05n4gwnd0c1re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Salento Torcicoda</text:p>
          </table:table-cell>
          <table:table-cell office:value-type="string" calcext:value-type="string">
            <text:p>Tormaresca</text:p>
          </table:table-cell>
          <table:table-cell office:value-type="float" office:value="44.765175" calcext:value-type="float">
            <text:p>44.765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groamaro „Appassimento Nireus”</text:p>
          </table:table-cell>
          <table:table-cell office:value-type="string" calcext:value-type="string">
            <text:p>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894" calcext:value-type="float">
            <text:p>8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hwa9mgmajs5bkq7p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reus Negroamaro Appassimento</text:p>
          </table:table-cell>
          <table:table-cell office:value-type="string" calcext:value-type="string">
            <text:p>Ioniς (Ionis)</text:p>
          </table:table-cell>
          <table:table-cell office:value-type="float" office:value="55.964577" calcext:value-type="float">
            <text:p>55.964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di Manduria „Ater”</text:p>
          </table:table-cell>
          <table:table-cell office:value-type="string" calcext:value-type="string">
            <text:p>Io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700" calcext:value-type="float">
            <text:p>57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n4ft36f6fy4a3pb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Ater</text:p>
          </table:table-cell>
          <table:table-cell office:value-type="string" calcext:value-type="string">
            <text:p>Ioniς (Ionis)</text:p>
          </table:table-cell>
          <table:table-cell office:value-type="float" office:value="51.45328" calcext:value-type="float">
            <text:p>51.45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„Es” – RED Edition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300" calcext:value-type="float">
            <text:p>18300</text:p>
          </table:table-cell>
          <table:table-cell office:value-type="float" office:value="8650" calcext:value-type="float">
            <text:p>8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234" calcext:value-type="float">
            <text:p>50.46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e dei Padri Bio</text:p>
          </table:table-cell>
          <table:table-cell office:value-type="string" calcext:value-type="string">
            <text:p>Die Principi di Spadaf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300" calcext:value-type="float">
            <text:p>83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jkybe835fhq2f1he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ole dei Padri Bio</text:p>
          </table:table-cell>
          <table:table-cell office:value-type="string" calcext:value-type="string">
            <text:p>Spadafora</text:p>
          </table:table-cell>
          <table:table-cell office:value-type="float" office:value="47.445305" calcext:value-type="float">
            <text:p>47.445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e dei Padri Bio</text:p>
          </table:table-cell>
          <table:table-cell office:value-type="string" calcext:value-type="string">
            <text:p>Die Principi di Spadaf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300" calcext:value-type="float">
            <text:p>83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jkybe835fhq2f1he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ole dei Padri Bio</text:p>
          </table:table-cell>
          <table:table-cell office:value-type="string" calcext:value-type="string">
            <text:p>Spadafora</text:p>
          </table:table-cell>
          <table:table-cell office:value-type="float" office:value="47.445305" calcext:value-type="float">
            <text:p>47.445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re Brune Superiore</text:p>
          </table:table-cell>
          <table:table-cell office:value-type="string" calcext:value-type="string">
            <text:p>Cantina Santa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400" calcext:value-type="float">
            <text:p>10400</text:p>
          </table:table-cell>
          <table:table-cell office:value-type="float" office:value="3960" calcext:value-type="float">
            <text:p>39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5hs1kypzwwahstsx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e Brune Carignano del Sulcis Superiore</text:p>
          </table:table-cell>
          <table:table-cell office:value-type="string" calcext:value-type="string">
            <text:p>Santadi</text:p>
          </table:table-cell>
          <table:table-cell office:value-type="float" office:value="41.813507" calcext:value-type="float">
            <text:p>41.813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oja „Jaun de Alzate“ Riserva</text:p>
          </table:table-cell>
          <table:table-cell office:value-type="string" calcext:value-type="string">
            <text:p>Bodegas Loli Cas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1902" calcext:value-type="float">
            <text:p>19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27nq4jr91yhs08ea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aun de Alzate Reserva</text:p>
          </table:table-cell>
          <table:table-cell office:value-type="string" calcext:value-type="string">
            <text:p>Bodegas Loli Casado</text:p>
          </table:table-cell>
          <table:table-cell office:value-type="float" office:value="57.017265" calcext:value-type="float">
            <text:p>57.017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gre de Negres</text:p>
          </table:table-cell>
          <table:table-cell office:value-type="string" calcext:value-type="string">
            <text:p>Clos del Portal/Arrib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2850" calcext:value-type="float">
            <text:p>28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h4j7j7550qqysvpk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l Portal Negre de Negres</text:p>
          </table:table-cell>
          <table:table-cell office:value-type="string" calcext:value-type="string">
            <text:p>Portal del Priorat</text:p>
          </table:table-cell>
          <table:table-cell office:value-type="float" office:value="40.52153" calcext:value-type="float">
            <text:p>40.52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aut Médoc Rouge AOC</text:p>
          </table:table-cell>
          <table:table-cell office:value-type="string" calcext:value-type="string">
            <text:p>Château Sociando Ma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900" calcext:value-type="float">
            <text:p>8900</text:p>
          </table:table-cell>
          <table:table-cell office:value-type="float" office:value="3050" calcext:value-type="float">
            <text:p>3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2482jyncksvzkz9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t-Médoc</text:p>
          </table:table-cell>
          <table:table-cell office:value-type="string" calcext:value-type="string">
            <text:p>Château Sociando-Mallet</text:p>
          </table:table-cell>
          <table:table-cell office:value-type="float" office:value="57.077435" calcext:value-type="float">
            <text:p>57.077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uillac Rouge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1600" calcext:value-type="float">
            <text:p>21600</text:p>
          </table:table-cell>
          <table:table-cell office:value-type="float" office:value="9370" calcext:value-type="float">
            <text:p>9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0k5frc79rcyc7g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44.124176" calcext:value-type="float">
            <text:p>44.1241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uillac Rouge</text:p>
          </table:table-cell>
          <table:table-cell office:value-type="string" calcext:value-type="string">
            <text:p>Château Lynch-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1600" calcext:value-type="float">
            <text:p>21600</text:p>
          </table:table-cell>
          <table:table-cell office:value-type="float" office:value="9370" calcext:value-type="float">
            <text:p>9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0k5frc79rcyc7g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uillac Grand Cru Classé</text:p>
          </table:table-cell>
          <table:table-cell office:value-type="string" calcext:value-type="string">
            <text:p>Château Lynch-Bages</text:p>
          </table:table-cell>
          <table:table-cell office:value-type="float" office:value="44.124176" calcext:value-type="float">
            <text:p>44.1241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en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Moscato Rosa</text:p>
          </table:table-cell>
          <table:table-cell office:value-type="string" calcext:value-type="string">
            <text:p>Kellerei Kaltern</text:p>
          </table:table-cell>
          <table:table-cell office:value-type="float" office:value="28.024908" calcext:value-type="float">
            <text:p>28.024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old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780" calcext:value-type="float">
            <text:p>7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</text:p>
          </table:table-cell>
          <table:table-cell office:value-type="float" office:value="26.769167" calcext:value-type="float">
            <text:p>26.769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it Manseng „Aurie“ 0,5 lt.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ka67srbbzye5cd2w6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rie Petit Manseng</text:p>
          </table:table-cell>
          <table:table-cell office:value-type="string" calcext:value-type="string">
            <text:p>Kellerei St. Pauls</text:p>
          </table:table-cell>
          <table:table-cell office:value-type="float" office:value="42.937664" calcext:value-type="float">
            <text:p>42.937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it Manseng „Aurie“ 0,5 lt.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ka67srbbzye5cd2w6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rie Petit Manseng</text:p>
          </table:table-cell>
          <table:table-cell office:value-type="string" calcext:value-type="string">
            <text:p>Kellerei St. Pauls</text:p>
          </table:table-cell>
          <table:table-cell office:value-type="float" office:value="42.937664" calcext:value-type="float">
            <text:p>42.937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sito „Canthus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40.28688" calcext:value-type="float">
            <text:p>40.28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sito „Canthus“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700" calcext:value-type="float">
            <text:p>5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40.28688" calcext:value-type="float">
            <text:p>40.28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„Nectaris“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e1940fnjr7ardfd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erner Passito Nectar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3.965033" calcext:value-type="float">
            <text:p>23.965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930" calcext:value-type="float">
            <text:p>2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52.043804" calcext:value-type="float">
            <text:p>52.043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cioto della Valpolicella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930" calcext:value-type="float">
            <text:p>2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fsqrcjv66fmqz4ns4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Secondo Marco</text:p>
          </table:table-cell>
          <table:table-cell office:value-type="float" office:value="52.043804" calcext:value-type="float">
            <text:p>52.043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cioto della Valpolicella „Amandorlato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6600" calcext:value-type="float">
            <text:p>6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38qmppvfhj076vm2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mandorlato Recioto della Valpolicella Classico</text:p>
          </table:table-cell>
          <table:table-cell office:value-type="string" calcext:value-type="string">
            <text:p>Zýmē</text:p>
          </table:table-cell>
          <table:table-cell office:value-type="float" office:value="51.35443" calcext:value-type="float">
            <text:p>51.35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uzzo Friulano 0,5 lt.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9nzz6c16xht6bek7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rduzzo Friulano</text:p>
          </table:table-cell>
          <table:table-cell office:value-type="string" calcext:value-type="string">
            <text:p>Torre Rosazza</text:p>
          </table:table-cell>
          <table:table-cell office:value-type="float" office:value="51.49662" calcext:value-type="float">
            <text:p>51.49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uzzo Friulano 0,5 lt.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925" calcext:value-type="float">
            <text:p>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9nzz6c16xht6bek7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erduzzo Friulano</text:p>
          </table:table-cell>
          <table:table-cell office:value-type="string" calcext:value-type="string">
            <text:p>Torre Rosazza</text:p>
          </table:table-cell>
          <table:table-cell office:value-type="float" office:value="51.49662" calcext:value-type="float">
            <text:p>51.49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ssito della Pantelleria „Ben Ryé“ </text:p>
          </table:table-cell>
          <table:table-cell office:value-type="string" calcext:value-type="string">
            <text:p>Donnafuga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80" calcext:value-type="float">
            <text:p>2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94yr4a3qs46j1p4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di Pantelleria Ben Ryé</text:p>
          </table:table-cell>
          <table:table-cell office:value-type="string" calcext:value-type="string">
            <text:p>Donnafugata</text:p>
          </table:table-cell>
          <table:table-cell office:value-type="float" office:value="50.268196" calcext:value-type="float">
            <text:p>50.268196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fvf6a3bpfs48vrqcy</text:p>
          </table:table-cell>
          <table:table-cell table:number-columns-repeated="2"/>
          <table:table-cell office:value-type="string" calcext:value-type="string">
            <text:p>Weissburgunder „Praesulis“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table:number-columns-repeated="2"/>
          <table:table-cell office:value-type="string" calcext:value-type="string">
            <text:p>Rot „Viribus Unitis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4860" calcext:value-type="float">
            <text:p>48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table:number-columns-repeated="2"/>
          <table:table-cell office:value-type="string" calcext:value-type="string">
            <text:p>Cabreo „Il Borgo“</text:p>
          </table:table-cell>
          <table:table-cell office:value-type="string" calcext:value-type="string">
            <text:p>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table:number-columns-repeated="2"/>
          <table:table-cell office:value-type="string" calcext:value-type="string">
            <text:p>Cabreo „Il Borgo“</text:p>
          </table:table-cell>
          <table:table-cell office:value-type="string" calcext:value-type="string">
            <text:p>Folon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ne3w2gyp3wpgrz01kd76m</text:p>
          </table:table-cell>
          <table:table-cell table:number-columns-repeated="2"/>
          <table:table-cell office:value-type="string" calcext:value-type="string">
            <text:p>Morellino di Scansano „Capatosta“</text:p>
          </table:table-cell>
          <table:table-cell office:value-type="string" calcext:value-type="string">
            <text:p>Poggioargent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085" calcext:value-type="float">
            <text:p>10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2vkkz55v25skpqcx4</text:p>
          </table:table-cell>
          <table:table-cell table:number-columns-repeated="2"/>
          <table:table-cell office:value-type="string" calcext:value-type="string">
            <text:p>Sekt Brut „Praeclarus“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e521fsdwks0g3yfq</text:p>
          </table:table-cell>
          <table:table-cell table:number-columns-repeated="2"/>
          <table:table-cell office:value-type="string" calcext:value-type="string">
            <text:p>Sekt Brut Rosé</text:p>
          </table:table-cell>
          <table:table-cell office:value-type="string" calcext:value-type="string">
            <text:p>Arunda -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q82e8r9txsw129tq</text:p>
          </table:table-cell>
          <table:table-cell table:number-columns-repeated="2"/>
          <table:table-cell office:value-type="string" calcext:value-type="string">
            <text:p>Sekt Extra Brut Riserva</text:p>
          </table:table-cell>
          <table:table-cell office:value-type="string" calcext:value-type="string">
            <text:p>Arunda - Reit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ppzf9we43f4dybsfbzaey</text:p>
          </table:table-cell>
          <table:table-cell table:number-columns-repeated="2"/>
          <table:table-cell office:value-type="string" calcext:value-type="string">
            <text:p>Prosecco Brut Rosé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95" calcext:value-type="float">
            <text:p>5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xfy7d1674hghvcmfh</text:p>
          </table:table-cell>
          <table:table-cell table:number-columns-repeated="2"/>
          <table:table-cell office:value-type="string" calcext:value-type="string">
            <text:p>Franciacorta Brut Rosé</text:p>
          </table:table-cell>
          <table:table-cell office:value-type="string" calcext:value-type="string">
            <text:p>Marchese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5v5z8crgkpzj6m4nwm</text:p>
          </table:table-cell>
          <table:table-cell table:number-columns-repeated="2"/>
          <table:table-cell office:value-type="string" calcext:value-type="string">
            <text:p>Champagne „Rich Collection“</text:p>
          </table:table-cell>
          <table:table-cell office:value-type="string" calcext:value-type="string">
            <text:p>Veuve Cli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4k2zha41rc9c9bb6c</text:p>
          </table:table-cell>
          <table:table-cell table:number-columns-repeated="2"/>
          <table:table-cell office:value-type="string" calcext:value-type="string">
            <text:p>Champagne Premier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4995" calcext:value-type="float">
            <text:p>49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mghj9f4c14wg390vb</text:p>
          </table:table-cell>
          <table:table-cell table:number-columns-repeated="2"/>
          <table:table-cell office:value-type="string" calcext:value-type="string">
            <text:p>Champagne Brut Grand Cru</text:p>
          </table:table-cell>
          <table:table-cell office:value-type="string" calcext:value-type="string">
            <text:p>Perrier 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office:value-type="float" office:value="5050" calcext:value-type="float">
            <text:p>5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S’Pom Apfelsekt Dry</text:p>
          </table:table-cell>
          <table:table-cell office:value-type="string" calcext:value-type="string">
            <text:p>Pur Südti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S’Pom Apfelsekt Rosé Dry</text:p>
          </table:table-cell>
          <table:table-cell office:value-type="string" calcext:value-type="string">
            <text:p>Pur Südti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Pera’S (Williams Birne)</text:p>
          </table:table-cell>
          <table:table-cell office:value-type="string" calcext:value-type="string">
            <text:p>Ro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yyw8zy8jsjq7b7yzsydja</text:p>
          </table:table-cell>
          <table:table-cell table:number-columns-repeated="2"/>
          <table:table-cell office:value-type="string" calcext:value-type="string">
            <text:p>Cuvée „Misto Mare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4" calcext:value-type="float">
            <text:p>2024</text:p>
          </table:table-cell>
          <table:table-cell office:value-type="float" office:value="5000" calcext:value-type="float">
            <text:p>5000</text:p>
          </table:table-cell>
          <table:table-cell office:value-type="float" office:value="1605" calcext:value-type="float">
            <text:p>16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fye73fhqf12c6331d</text:p>
          </table:table-cell>
          <table:table-cell table:number-columns-repeated="2"/>
          <table:table-cell office:value-type="string" calcext:value-type="string">
            <text:p>Weiss „DJJ“ Riserva 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700" calcext:value-type="float">
            <text:p>117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6sr96dqvxvkn09mt3</text:p>
          </table:table-cell>
          <table:table-cell table:number-columns-repeated="2"/>
          <table:table-cell office:value-type="string" calcext:value-type="string">
            <text:p>Lagrein Ris. „Klassisch“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4540" calcext:value-type="float">
            <text:p>4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table:number-columns-repeated="2"/>
          <table:table-cell office:value-type="string" calcext:value-type="string">
            <text:p>Lagrein Ris. „Abtei Muri“ 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3979" calcext:value-type="float">
            <text:p>39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zer873f0xw45ymkp9t</text:p>
          </table:table-cell>
          <table:table-cell table:number-columns-repeated="2"/>
          <table:table-cell office:value-type="string" calcext:value-type="string">
            <text:p>Merlot Ris. „DJJ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100" calcext:value-type="float">
            <text:p>15100</text:p>
          </table:table-cell>
          <table:table-cell office:value-type="float" office:value="7300" calcext:value-type="float">
            <text:p>7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table:number-columns-repeated="2"/>
          <table:table-cell office:value-type="string" calcext:value-type="string">
            <text:p>Cabernet S. Ris. „Klassisch“ 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Chardonnay Ris. „Löwengang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9845" calcext:value-type="float">
            <text:p>98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pwrfr9x165p0ax29rxrq90s</text:p>
          </table:table-cell>
          <table:table-cell table:number-columns-repeated="2"/>
          <table:table-cell office:value-type="string" calcext:value-type="string">
            <text:p>Amarone della Valpolicella „Selezione Benedetto Speri“ 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30500" calcext:value-type="float">
            <text:p>30500</text:p>
          </table:table-cell>
          <table:table-cell office:value-type="float" office:value="17710" calcext:value-type="float">
            <text:p>177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table:number-columns-repeated="2"/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1500" calcext:value-type="float">
            <text:p>31500</text:p>
          </table:table-cell>
          <table:table-cell office:value-type="float" office:value="20300" calcext:value-type="float">
            <text:p>20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rm55x8xgtdsctmzztgqrd</text:p>
          </table:table-cell>
          <table:table-cell table:number-columns-repeated="2"/>
          <table:table-cell office:value-type="string" calcext:value-type="string">
            <text:p>Weissburgunder „Steil“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740" calcext:value-type="float">
            <text:p>7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t3a3epvped0g2k595</text:p>
          </table:table-cell>
          <table:table-cell table:number-columns-repeated="2"/>
          <table:table-cell office:value-type="string" calcext:value-type="string">
            <text:p>Weissburgunder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t3a3epvped0g2k595</text:p>
          </table:table-cell>
          <table:table-cell table:number-columns-repeated="2"/>
          <table:table-cell office:value-type="string" calcext:value-type="string">
            <text:p>Weissburgunder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175" calcext:value-type="float">
            <text:p>1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fw6f0pz8574k3e41a</text:p>
          </table:table-cell>
          <table:table-cell table:number-columns-repeated="2"/>
          <table:table-cell office:value-type="string" calcext:value-type="string">
            <text:p>Weissburgunder Ris. „Salamander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table:number-columns-repeated="2"/>
          <table:table-cell office:value-type="string" calcext:value-type="string">
            <text:p>Weissburgunder Ris. „Vorberg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2140" calcext:value-type="float">
            <text:p>2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5qe4nckhw5r452d6jnf</text:p>
          </table:table-cell>
          <table:table-cell table:number-columns-repeated="2"/>
          <table:table-cell office:value-type="string" calcext:value-type="string">
            <text:p>Cardonnay „Langenstein“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300" calcext:value-type="float">
            <text:p>830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Chardonnay Ris. „Löwengang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900" calcext:value-type="float">
            <text:p>10900</text:p>
          </table:table-cell>
          <table:table-cell office:value-type="float" office:value="4495" calcext:value-type="float">
            <text:p>4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table:number-columns-repeated="2"/>
          <table:table-cell office:value-type="string" calcext:value-type="string">
            <text:p>Chardonnay Riserva „Troy”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100" calcext:value-type="float">
            <text:p>14100</text:p>
          </table:table-cell>
          <table:table-cell office:value-type="float" office:value="5660" calcext:value-type="float">
            <text:p>56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tws4v2jkddvgnpjr08</text:p>
          </table:table-cell>
          <table:table-cell table:number-columns-repeated="2"/>
          <table:table-cell office:value-type="string" calcext:value-type="string">
            <text:p>Sauvignon „Klassisch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tws4v2jkddvgnpjr08</text:p>
          </table:table-cell>
          <table:table-cell table:number-columns-repeated="2"/>
          <table:table-cell office:value-type="string" calcext:value-type="string">
            <text:p>Sauvignon „Klassisch“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axbqydzx212xvsedzy</text:p>
          </table:table-cell>
          <table:table-cell table:number-columns-repeated="2"/>
          <table:table-cell office:value-type="string" calcext:value-type="string">
            <text:p>Riesling „Falkenstein“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85j212mev9kvzdgra3</text:p>
          </table:table-cell>
          <table:table-cell table:number-columns-repeated="2"/>
          <table:table-cell office:value-type="string" calcext:value-type="string">
            <text:p>Müller Thurgau „Petra“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260" calcext:value-type="float">
            <text:p>1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xk0n35pc8c115psf1e</text:p>
          </table:table-cell>
          <table:table-cell table:number-columns-repeated="2"/>
          <table:table-cell office:value-type="string" calcext:value-type="string">
            <text:p>Eisacktaler Sylvaner „Gols“</text:p>
          </table:table-cell>
          <table:table-cell office:value-type="string" calcext:value-type="string">
            <text:p>Grie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qmgcftc6sy5zt1rw36</text:p>
          </table:table-cell>
          <table:table-cell table:number-columns-repeated="2"/>
          <table:table-cell office:value-type="string" calcext:value-type="string">
            <text:p>Cuvée „Felix Anton“ Bio</text:p>
          </table:table-cell>
          <table:table-cell office:value-type="string" calcext:value-type="string">
            <text:p>Baron Long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vwz40swxpa0pf74wx1</text:p>
          </table:table-cell>
          <table:table-cell table:number-columns-repeated="2"/>
          <table:table-cell office:value-type="string" calcext:value-type="string">
            <text:p>Glimmer Collection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 table:number-columns-repeated="2"/>
          <table:table-cell office:value-type="string" calcext:value-type="string">
            <text:p>Terlaner Klassis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1180" calcext:value-type="float">
            <text:p>11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fye73fhqf12c6331d</text:p>
          </table:table-cell>
          <table:table-cell table:number-columns-repeated="2"/>
          <table:table-cell office:value-type="string" calcext:value-type="string">
            <text:p>Weiss „DJJ“ Riserva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zpfye73fhqf12c6331d</text:p>
          </table:table-cell>
          <table:table-cell table:number-columns-repeated="2"/>
          <table:table-cell office:value-type="string" calcext:value-type="string">
            <text:p>Weiss „DJJ“ Riserva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table:number-columns-repeated="2"/>
          <table:table-cell office:value-type="string" calcext:value-type="string">
            <text:p>Cuvée „Amistar“ Weiss</text:p>
          </table:table-cell>
          <table:table-cell office:value-type="string" calcext:value-type="string">
            <text:p>Peter Sölva &amp; Söh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table:number-columns-repeated="2"/>
          <table:table-cell office:value-type="string" calcext:value-type="string">
            <text:p>Cuvée „Nova Domus“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3979" calcext:value-type="float">
            <text:p>39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feebg41e2rphqrdq16</text:p>
          </table:table-cell>
          <table:table-cell table:number-columns-repeated="2"/>
          <table:table-cell office:value-type="string" calcext:value-type="string">
            <text:p>Weiss „Casòn Hirschprunn“ B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fqyt6n0gh12rc41c2w55ys7</text:p>
          </table:table-cell>
          <table:table-cell table:number-columns-repeated="2"/>
          <table:table-cell office:value-type="string" calcext:value-type="string">
            <text:p>Weiss „Viribus Unitis“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900" calcext:value-type="float">
            <text:p>10900</text:p>
          </table:table-cell>
          <table:table-cell office:value-type="float" office:value="4455" calcext:value-type="float">
            <text:p>44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tc3km2jjacnhc4zr1gv2j</text:p>
          </table:table-cell>
          <table:table-cell table:number-columns-repeated="2"/>
          <table:table-cell office:value-type="string" calcext:value-type="string">
            <text:p>Cuvée „TAL 1930“ Weis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900" calcext:value-type="float">
            <text:p>12900</text:p>
          </table:table-cell>
          <table:table-cell office:value-type="float" office:value="5400" calcext:value-type="float">
            <text:p>5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table:number-columns-repeated="2"/>
          <table:table-cell office:value-type="string" calcext:value-type="string">
            <text:p>Weiss „Beyond the Clouds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5465" calcext:value-type="float">
            <text:p>5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table:number-columns-repeated="2"/>
          <table:table-cell office:value-type="string" calcext:value-type="string">
            <text:p>Weiss „Beyond the Clouds“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5465" calcext:value-type="float">
            <text:p>5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z35ggdprvpjtag8vy</text:p>
          </table:table-cell>
          <table:table-cell table:number-columns-repeated="2"/>
          <table:table-cell office:value-type="string" calcext:value-type="string">
            <text:p>Chardonnay Riserva „Majerla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z35ggdprvpjtag8vy</text:p>
          </table:table-cell>
          <table:table-cell table:number-columns-repeated="2"/>
          <table:table-cell office:value-type="string" calcext:value-type="string">
            <text:p>Chardonnay Riserva „Majerla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92wbg6e37r6n3ahrgre</text:p>
          </table:table-cell>
          <table:table-cell table:number-columns-repeated="2"/>
          <table:table-cell office:value-type="string" calcext:value-type="string">
            <text:p>Pinot Grigio „Family Collection“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92wbg6e37r6n3ahrgre</text:p>
          </table:table-cell>
          <table:table-cell table:number-columns-repeated="2"/>
          <table:table-cell office:value-type="string" calcext:value-type="string">
            <text:p>Pinot Grigio „Family Collection“ Bi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p8k1d3z6sn7e272se</text:p>
          </table:table-cell>
          <table:table-cell table:number-columns-repeated="2"/>
          <table:table-cell office:value-type="string" calcext:value-type="string">
            <text:p>Pinot Grigio „Colli Orientali”</text:p>
          </table:table-cell>
          <table:table-cell office:value-type="string" calcext:value-type="string">
            <text:p>Torre Rosaz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vf86z769fcaw5ypgdxbv0</text:p>
          </table:table-cell>
          <table:table-cell table:number-columns-repeated="2"/>
          <table:table-cell office:value-type="string" calcext:value-type="string">
            <text:p>Pinot Gris „élevé en barriques“</text:p>
          </table:table-cell>
          <table:table-cell office:value-type="string" calcext:value-type="string">
            <text:p>Lo Trio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vpmcvtm5c7eraw3zcxr0t</text:p>
          </table:table-cell>
          <table:table-cell table:number-columns-repeated="2"/>
          <table:table-cell office:value-type="string" calcext:value-type="string">
            <text:p>Vermentin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vpmcvtm5c7eraw3zcxr0t</text:p>
          </table:table-cell>
          <table:table-cell table:number-columns-repeated="2"/>
          <table:table-cell office:value-type="string" calcext:value-type="string">
            <text:p>Vermentin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715" calcext:value-type="float">
            <text:p>7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t0ytzxf3q579ch00q</text:p>
          </table:table-cell>
          <table:table-cell table:number-columns-repeated="2"/>
          <table:table-cell office:value-type="string" calcext:value-type="string">
            <text:p>Flaschenpost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100" calcext:value-type="float">
            <text:p>31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1m082yvd5nj668tj0m</text:p>
          </table:table-cell>
          <table:table-cell table:number-columns-repeated="2"/>
          <table:table-cell office:value-type="string" calcext:value-type="string">
            <text:p>Rosalie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1m082yvd5nj668tj0m</text:p>
          </table:table-cell>
          <table:table-cell table:number-columns-repeated="2"/>
          <table:table-cell office:value-type="string" calcext:value-type="string">
            <text:p>Rosalie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26dzcxzfxzz5x38s</text:p>
          </table:table-cell>
          <table:table-cell table:number-columns-repeated="2"/>
          <table:table-cell office:value-type="string" calcext:value-type="string">
            <text:p>Merlot-Syrah Rosé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1245" calcext:value-type="float">
            <text:p>12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qes1yqrx9cnwvz9m</text:p>
          </table:table-cell>
          <table:table-cell table:number-columns-repeated="2"/>
          <table:table-cell office:value-type="string" calcext:value-type="string">
            <text:p>Rose Scalabrone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qes1yqrx9cnwvz9m</text:p>
          </table:table-cell>
          <table:table-cell table:number-columns-repeated="2"/>
          <table:table-cell office:value-type="string" calcext:value-type="string">
            <text:p>Rose Scalabrone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vwrksvvhyc6hm5013d</text:p>
          </table:table-cell>
          <table:table-cell table:number-columns-repeated="2"/>
          <table:table-cell office:value-type="string" calcext:value-type="string">
            <text:p>Blauburgunder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2135" calcext:value-type="float">
            <text:p>2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vwrksvvhyc6hm5013d</text:p>
          </table:table-cell>
          <table:table-cell table:number-columns-repeated="2"/>
          <table:table-cell office:value-type="string" calcext:value-type="string">
            <text:p>Blauburgunder „Castel Juval“</text:p>
          </table:table-cell>
          <table:table-cell office:value-type="string" calcext:value-type="string">
            <text:p>Unterort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2135" calcext:value-type="float">
            <text:p>2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table:number-columns-repeated="2"/>
          <table:table-cell office:value-type="string" calcext:value-type="string">
            <text:p>Blauburgunder Ris. „Burgum Novum“</text:p>
          </table:table-cell>
          <table:table-cell office:value-type="string" calcext:value-type="string">
            <text:p>Castelfed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table:number-columns-repeated="2"/>
          <table:table-cell office:value-type="string" calcext:value-type="string">
            <text:p>Blauburgunder „U. Barthenau“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4935" calcext:value-type="float">
            <text:p>49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b9qa50hp2f38a3pqvn</text:p>
          </table:table-cell>
          <table:table-cell table:number-columns-repeated="2"/>
          <table:table-cell office:value-type="string" calcext:value-type="string">
            <text:p>Lagrein Gries Ris. „Prestige Line“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6sr96dqvxvkn09mt3</text:p>
          </table:table-cell>
          <table:table-cell table:number-columns-repeated="2"/>
          <table:table-cell office:value-type="string" calcext:value-type="string">
            <text:p>Lagrein Riserva „Klassisch“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00" calcext:value-type="float">
            <text:p>5700</text:p>
          </table:table-cell>
          <table:table-cell office:value-type="float" office:value="1839" calcext:value-type="float">
            <text:p>18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table:number-columns-repeated="2"/>
          <table:table-cell office:value-type="string" calcext:value-type="string">
            <text:p>Lagrein Riserva „Abtei Muri“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whpt24b4m0xtj1jkk88ec</text:p>
          </table:table-cell>
          <table:table-cell table:number-columns-repeated="2"/>
          <table:table-cell office:value-type="string" calcext:value-type="string">
            <text:p>Lagrein Riserva „Raut“</text:p>
          </table:table-cell>
          <table:table-cell office:value-type="string" calcext:value-type="string">
            <text:p>Luis W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3970" calcext:value-type="float">
            <text:p>39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zer873f0xw45ymkp9t</text:p>
          </table:table-cell>
          <table:table-cell table:number-columns-repeated="2"/>
          <table:table-cell office:value-type="string" calcext:value-type="string">
            <text:p>Merlot Riserva „DJJ“</text:p>
          </table:table-cell>
          <table:table-cell office:value-type="string" calcext:value-type="string">
            <text:p>Nik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3250" calcext:value-type="float">
            <text:p>3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table:number-columns-repeated="2"/>
          <table:table-cell office:value-type="string" calcext:value-type="string">
            <text:p>Cabernet S. Riserva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mtv9hs68tw6yk6x62d</text:p>
          </table:table-cell>
          <table:table-cell table:number-columns-repeated="2"/>
          <table:table-cell office:value-type="string" calcext:value-type="string">
            <text:p>Cabernet S. Riserva „Klassisch“</text:p>
          </table:table-cell>
          <table:table-cell office:value-type="string" calcext:value-type="string">
            <text:p>Wassererhof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Historischer Satz „Löwengang“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800" calcext:value-type="float">
            <text:p>12800</text:p>
          </table:table-cell>
          <table:table-cell office:value-type="float" office:value="5350" calcext:value-type="float">
            <text:p>5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wsy7p4xthh0hq6x738dhk</text:p>
          </table:table-cell>
          <table:table-cell table:number-columns-repeated="2"/>
          <table:table-cell office:value-type="string" calcext:value-type="string">
            <text:p>Tiroldego Gold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882" calcext:value-type="float">
            <text:p>8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pwwx9cqanefvqm2f1v3hw6a</text:p>
          </table:table-cell>
          <table:table-cell table:number-columns-repeated="2"/>
          <table:table-cell office:value-type="string" calcext:value-type="string">
            <text:p>Teroldego Rotaliano Superiore Ris. „Luigi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540" calcext:value-type="float">
            <text:p>2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pwwx9cqanefvqm2f1v3hw6a</text:p>
          </table:table-cell>
          <table:table-cell table:number-columns-repeated="2"/>
          <table:table-cell office:value-type="string" calcext:value-type="string">
            <text:p>Teroldego Rotaliano Superiore Ris. „Luigi“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540" calcext:value-type="float">
            <text:p>2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pwrfr9x165p0ax29rxrq90s</text:p>
          </table:table-cell>
          <table:table-cell table:number-columns-repeated="2"/>
          <table:table-cell office:value-type="string" calcext:value-type="string">
            <text:p>Amarone della Valpolicella „Selezione Benedetto Speri”</text:p>
          </table:table-cell>
          <table:table-cell office:value-type="string" calcext:value-type="string">
            <text:p>Secondo M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7900" calcext:value-type="float">
            <text:p>17900</text:p>
          </table:table-cell>
          <table:table-cell office:value-type="float" office:value="8320" calcext:value-type="float">
            <text:p>8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3p27cn5xmst1ryx81</text:p>
          </table:table-cell>
          <table:table-cell table:number-columns-repeated="2"/>
          <table:table-cell office:value-type="string" calcext:value-type="string">
            <text:p>Cuvée „602020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Oseleta „Il Gene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300" calcext:value-type="float">
            <text:p>83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Oseleta „Il Gene”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300" calcext:value-type="float">
            <text:p>830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Syrah „La mia passione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Syrah „La mia passione“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4070" calcext:value-type="float">
            <text:p>40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3mk5zagrvq5fpwwxa</text:p>
          </table:table-cell>
          <table:table-cell table:number-columns-repeated="2"/>
          <table:table-cell office:value-type="string" calcext:value-type="string">
            <text:p>Amarone „La Mattonara” Riserva</text:p>
          </table:table-cell>
          <table:table-cell office:value-type="string" calcext:value-type="string">
            <text:p>Zýmē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5900" calcext:value-type="float">
            <text:p>359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b818bwsvja3ft194</text:p>
          </table:table-cell>
          <table:table-cell table:number-columns-repeated="2"/>
          <table:table-cell office:value-type="string" calcext:value-type="string">
            <text:p>Rosso del Sebino „Carmenero“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300" calcext:value-type="float">
            <text:p>18300</text:p>
          </table:table-cell>
          <table:table-cell office:value-type="float" office:value="9420" calcext:value-type="float">
            <text:p>9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table:number-columns-repeated="2"/>
          <table:table-cell office:value-type="string" calcext:value-type="string">
            <text:p>Barbera „Bricco dell’Uccellone“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300" calcext:value-type="float">
            <text:p>11300</text:p>
          </table:table-cell>
          <table:table-cell office:value-type="float" office:value="4340" calcext:value-type="float">
            <text:p>43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xbtaqqa5y9n7aw5mykzkp</text:p>
          </table:table-cell>
          <table:table-cell table:number-columns-repeated="2"/>
          <table:table-cell office:value-type="string" calcext:value-type="string">
            <text:p>Barolo „Mosconi“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800" calcext:value-type="float">
            <text:p>16800</text:p>
          </table:table-cell>
          <table:table-cell office:value-type="float" office:value="7759" calcext:value-type="float">
            <text:p>77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table:number-columns-repeated="2"/>
          <table:table-cell office:value-type="string" calcext:value-type="string">
            <text:p>Tignanello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8990" calcext:value-type="float">
            <text:p>8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f3cmcrerzk0j93rjjeqnct</text:p>
          </table:table-cell>
          <table:table-cell table:number-columns-repeated="2"/>
          <table:table-cell office:value-type="string" calcext:value-type="string">
            <text:p>Brunello di Montalcino „Le Macioche“</text:p>
          </table:table-cell>
          <table:table-cell office:value-type="string" calcext:value-type="string">
            <text:p>Famiglia Cottar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900" calcext:value-type="float">
            <text:p>13900</text:p>
          </table:table-cell>
          <table:table-cell office:value-type="float" office:value="5436" calcext:value-type="float">
            <text:p>5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f3cmcrerzk0j93rjjeqnct</text:p>
          </table:table-cell>
          <table:table-cell table:number-columns-repeated="2"/>
          <table:table-cell office:value-type="string" calcext:value-type="string">
            <text:p>Brunello di Montalcino „Le Macioche“</text:p>
          </table:table-cell>
          <table:table-cell office:value-type="string" calcext:value-type="string">
            <text:p>Famiglia Cottar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900" calcext:value-type="float">
            <text:p>13900</text:p>
          </table:table-cell>
          <table:table-cell office:value-type="float" office:value="5436" calcext:value-type="float">
            <text:p>5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table:number-columns-repeated="2"/>
          <table:table-cell office:value-type="string" calcext:value-type="string">
            <text:p>Bolgheri Superiore „Guado al Tasso”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800" calcext:value-type="float">
            <text:p>19800</text:p>
          </table:table-cell>
          <table:table-cell office:value-type="float" office:value="11540" calcext:value-type="float">
            <text:p>11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table:number-columns-repeated="2"/>
          <table:table-cell office:value-type="string" calcext:value-type="string">
            <text:p>Bolgheri Superiore „Guado al Tasso”</text:p>
          </table:table-cell>
          <table:table-cell office:value-type="string" calcext:value-type="string">
            <text:p>Marchese Antino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800" calcext:value-type="float">
            <text:p>19800</text:p>
          </table:table-cell>
          <table:table-cell office:value-type="float" office:value="11540" calcext:value-type="float">
            <text:p>11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d9jszj88g2f71jjgr</text:p>
          </table:table-cell>
          <table:table-cell table:number-columns-repeated="2"/>
          <table:table-cell office:value-type="string" calcext:value-type="string">
            <text:p>Aglianico „Castel del Monte” Bio</text:p>
          </table:table-cell>
          <table:table-cell office:value-type="string" calcext:value-type="string">
            <text:p>Bocca di Lu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d9jszj88g2f71jjgr</text:p>
          </table:table-cell>
          <table:table-cell table:number-columns-repeated="2"/>
          <table:table-cell office:value-type="string" calcext:value-type="string">
            <text:p>Aglianico „Castel del Monte” Bio</text:p>
          </table:table-cell>
          <table:table-cell office:value-type="string" calcext:value-type="string">
            <text:p>Bocca di Lu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Châteauneuf du Pape AOC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3279" calcext:value-type="float">
            <text:p>3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table:number-columns-repeated="2"/>
          <table:table-cell office:value-type="string" calcext:value-type="string">
            <text:p>Châteauneuf du Pape AOC</text:p>
          </table:table-cell>
          <table:table-cell office:value-type="string" calcext:value-type="string">
            <text:p>Domaine de Villeneu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3279" calcext:value-type="float">
            <text:p>32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9vcvzngwbqpgvs87k5</text:p>
          </table:table-cell>
          <table:table-cell table:number-columns-repeated="2"/>
          <table:table-cell office:value-type="string" calcext:value-type="string">
            <text:p>Gevrey Chambertin AGC Vieilleis</text:p>
          </table:table-cell>
          <table:table-cell office:value-type="string" calcext:value-type="string">
            <text:p>Domaine F.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900" calcext:value-type="float">
            <text:p>12900</text:p>
          </table:table-cell>
          <table:table-cell office:value-type="float" office:value="5520" calcext:value-type="float">
            <text:p>55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zkpftmyjqmyncqeqv4</text:p>
          </table:table-cell>
          <table:table-cell table:number-columns-repeated="2"/>
          <table:table-cell office:value-type="string" calcext:value-type="string">
            <text:p>Pinot Noir „Block 10“</text:p>
          </table:table-cell>
          <table:table-cell office:value-type="string" calcext:value-type="string">
            <text:p>Saint Clair Family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vb3ky479nasy6zyp7bekz</text:p>
          </table:table-cell>
          <table:table-cell table:number-columns-repeated="2"/>
          <table:table-cell office:value-type="string" calcext:value-type="string">
            <text:p>Cabernet Sauvignon „Redstone“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700" calcext:value-type="float">
            <text:p>87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vb3ky479nasy6zyp7bekz</text:p>
          </table:table-cell>
          <table:table-cell table:number-columns-repeated="2"/>
          <table:table-cell office:value-type="string" calcext:value-type="string">
            <text:p>Cabernet Sauvignon „Redstone“</text:p>
          </table:table-cell>
          <table:table-cell office:value-type="string" calcext:value-type="string">
            <text:p>Capelands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700" calcext:value-type="float">
            <text:p>87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g1t898xghxjef6epr5</text:p>
          </table:table-cell>
          <table:table-cell table:number-columns-repeated="2"/>
          <table:table-cell office:value-type="string" calcext:value-type="string">
            <text:p>Moscato d’Asti „Serralunga“ 0,7 lt.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g1t898xghxjef6epr5</text:p>
          </table:table-cell>
          <table:table-cell table:number-columns-repeated="2"/>
          <table:table-cell office:value-type="string" calcext:value-type="string">
            <text:p>Moscato d’Asti „Serralunga“ 0,7 lt.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zzj619n9spacdw6hz</text:p>
          </table:table-cell>
          <table:table-cell table:number-columns-repeated="2"/>
          <table:table-cell office:value-type="string" calcext:value-type="string">
            <text:p>Passito „Comtess“</text:p>
          </table:table-cell>
          <table:table-cell office:value-type="string" calcext:value-type="string">
            <text:p>St. Michael/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310" calcext:value-type="float">
            <text:p>2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uptlager</text:p>
          </table:table-cell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1T19:25:11.961660902</dc:date>
    <meta:editing-duration>PT8S</meta:editing-duration>
    <meta:editing-cycles>1</meta:editing-cycles>
    <meta:document-statistic meta:table-count="2" meta:cell-count="5339" meta:object-count="0"/>
    <meta:generator>LibreOffice/7.3.7.2$Linux_X86_64 LibreOffice_project/30$Build-2</meta:generator>
  </office:meta>
</office:document-meta>
</file>